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transparent" fo:border="0.06pt solid #000000"/>
      <style:text-properties style:font-name="Liberation Sans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fo:border="0.06pt solid #000000"/>
      <style:text-properties style:font-name="Liberation Sans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5ce" fo:border="0.06pt solid #000000"/>
    </style:style>
    <style:style style:name="ce23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60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style:font-name="Lucida Console" fo:font-size="9pt" style:font-name-asian="Lucida Console" style:font-size-asian="9pt" style:font-name-complex="Lucida Console" style:font-size-complex="9pt"/>
    </style:style>
    <style:style style:name="ce61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5ce"/>
    </style:style>
    <style:style style:name="ce30" style:family="table-cell" style:parent-style-name="Default">
      <style:table-cell-properties fo:background-color="#ffff00"/>
    </style:style>
    <style:style style:name="ce67" style:family="table-cell" style:parent-style-name="Default" style:data-style-name="N134">
      <style:table-cell-properties fo:background-color="#fff5ce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8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/>
    </style:style>
    <style:style style:name="ce3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54" style:family="table-cell" style:parent-style-name="Default">
      <style:table-cell-properties fo:background-color="#ffd7d7" fo:border="0.06pt solid #000000"/>
    </style:style>
    <style:style style:name="ce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MAML-Battery" table:style-name="ta1">
        <table:table-column table:style-name="co1" table:number-columns-repeated="5" table:default-cell-style-name="Default"/>
        <table:table-column table:style-name="co1" table:number-columns-repeated="6" table:default-cell-style-name="ce13"/>
        <table:table-column table:style-name="co1" table:number-columns-repeated="5" table:default-cell-style-name="Default"/>
        <table:table-row table:style-name="ro1">
          <table:table-cell table:style-name="ce1" table:number-columns-repeated="13"/>
          <table:table-cell table:number-columns-repeated="3"/>
        </table:table-row>
        <table:table-row table:style-name="ro1">
          <table:table-cell table:style-name="ce13" office:value-type="string" calcext:value-type="string">
            <text:p>Adaptation steps</text:p>
          </table:table-cell>
          <table:table-cell table:style-name="ce1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3"/>
          <table:table-cell table:style-name="ce13"/>
          <table:table-cell table:style-name="ce15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13"/>
          <table:table-cell table:style-name="ce8" office:value-type="string" calcext:value-type="string" table:number-columns-spanned="1" table:number-rows-spanned="5">
            <text:p>LSTM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Learning rates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11" office:value-type="float" office:value="0.0001" calcext:value-type="float">
            <text:p>0.0001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>
            <text:p>Trial 1</text:p>
          </table:table-cell>
          <table:table-cell table:style-name="ce5" office:value-type="float" office:value="0.007681" calcext:value-type="float">
            <text:p>0.007681</text:p>
          </table:table-cell>
          <table:table-cell table:style-name="ce5" office:value-type="float" office:value="0.002988" calcext:value-type="float">
            <text:p>0.002988</text:p>
          </table:table-cell>
          <table:table-cell table:style-name="ce5" office:value-type="float" office:value="0.002026" calcext:value-type="float">
            <text:p>0.002026</text:p>
          </table:table-cell>
          <table:table-cell table:style-name="ce5" office:value-type="float" office:value="0.242904" calcext:value-type="float">
            <text:p>0.242904</text:p>
          </table:table-cell>
          <table:table-cell table:style-name="ce5" office:value-type="float" office:value="0.010441" calcext:value-type="float">
            <text:p>0.010441</text:p>
          </table:table-cell>
          <table:table-cell table:style-name="ce5" office:value-type="float" office:value="0.004047" calcext:value-type="float">
            <text:p>0.004047</text:p>
          </table:table-cell>
          <table:table-cell table:style-name="ce5" office:value-type="float" office:value="0.046744" calcext:value-type="float">
            <text:p>0.046744</text:p>
          </table:table-cell>
          <table:table-cell table:style-name="ce7" office:value-type="float" office:value="0.003183" calcext:value-type="float">
            <text:p>0.003183</text:p>
          </table:table-cell>
          <table:table-cell table:style-name="ce5" office:value-type="float" office:value="0.008765" calcext:value-type="float">
            <text:p>0.008765</text:p>
          </table:table-cell>
          <table:table-cell table:style-name="ce5" office:value-type="float" office:value="0.005862" calcext:value-type="float">
            <text:p>0.005862</text:p>
          </table:table-cell>
          <table:table-cell table:style-name="ce7" office:value-type="float" office:value="0.001943" calcext:value-type="float">
            <text:p>0.001943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>
            <text:p>Trial 2</text:p>
          </table:table-cell>
          <table:table-cell table:style-name="ce5" office:value-type="float" office:value="0.008003" calcext:value-type="float">
            <text:p>0.008003</text:p>
          </table:table-cell>
          <table:table-cell table:style-name="ce6" office:value-type="float" office:value="0.003169" calcext:value-type="float">
            <text:p>0.003169</text:p>
          </table:table-cell>
          <table:table-cell table:style-name="ce6" office:value-type="float" office:value="0.004869" calcext:value-type="float">
            <text:p>0.004869</text:p>
          </table:table-cell>
          <table:table-cell table:style-name="ce6"/>
          <table:table-cell table:style-name="ce6" office:value-type="float" office:value="0.007145" calcext:value-type="float">
            <text:p>0.007145</text:p>
          </table:table-cell>
          <table:table-cell table:style-name="ce6" office:value-type="float" office:value="0.003811" calcext:value-type="float">
            <text:p>0.003811</text:p>
          </table:table-cell>
          <table:table-cell table:style-name="ce6"/>
          <table:table-cell table:style-name="ce17" office:value-type="float" office:value="0.002371" calcext:value-type="float">
            <text:p>0.002371</text:p>
          </table:table-cell>
          <table:table-cell table:style-name="ce6" office:value-type="float" office:value="0.020221" calcext:value-type="float">
            <text:p>0.020221</text:p>
          </table:table-cell>
          <table:table-cell table:style-name="ce6" office:value-type="float" office:value="0.007277" calcext:value-type="float">
            <text:p>0.007277</text:p>
          </table:table-cell>
          <table:table-cell table:style-name="ce27" office:value-type="float" office:value="0.002149" calcext:value-type="float">
            <text:p>0.002149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>
            <text:p>Trial 3</text:p>
          </table:table-cell>
          <table:table-cell table:style-name="ce6" office:value-type="float" office:value="0.007194" calcext:value-type="float">
            <text:p>0.007194</text:p>
          </table:table-cell>
          <table:table-cell table:style-name="ce6" office:value-type="float" office:value="0.003847" calcext:value-type="float">
            <text:p>0.003847</text:p>
          </table:table-cell>
          <table:table-cell table:style-name="ce6" office:value-type="float" office:value="0.002798" calcext:value-type="float">
            <text:p>0.002798</text:p>
          </table:table-cell>
          <table:table-cell table:style-name="ce6"/>
          <table:table-cell table:style-name="ce6" office:value-type="float" office:value="0.004811" calcext:value-type="float">
            <text:p>0.004811</text:p>
          </table:table-cell>
          <table:table-cell table:style-name="ce6" office:value-type="float" office:value="0.004263" calcext:value-type="float">
            <text:p>0.004263</text:p>
          </table:table-cell>
          <table:table-cell table:style-name="ce6"/>
          <table:table-cell table:style-name="ce17" office:value-type="float" office:value="0.001791" calcext:value-type="float">
            <text:p>0.001791</text:p>
          </table:table-cell>
          <table:table-cell table:style-name="ce6" office:value-type="float" office:value="0.006671" calcext:value-type="float">
            <text:p>0.006671</text:p>
          </table:table-cell>
          <table:table-cell table:style-name="ce6" office:value-type="float" office:value="0.003799" calcext:value-type="float">
            <text:p>0.003799</text:p>
          </table:table-cell>
          <table:table-cell table:style-name="ce17" office:value-type="float" office:value="0.002046" calcext:value-type="float">
            <text:p>0.002046</text:p>
          </table:table-cell>
          <table:covered-table-cell/>
          <table:table-cell table:number-columns-repeated="3"/>
        </table:table-row>
        <table:table-row table:style-name="ro1">
          <table:table-cell table:style-name="ce13"/>
          <table:table-cell table:style-name="ce4" table:number-columns-repeated="11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3" office:value-type="string" calcext:value-type="string">
            <text:p>Adaptation steps</text:p>
          </table:table-cell>
          <table:table-cell table:style-name="ce1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3"/>
          <table:table-cell table:style-name="ce13"/>
          <table:table-cell table:style-name="ce15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13"/>
          <table:table-cell table:style-name="ce8" office:value-type="string" calcext:value-type="string" table:number-columns-spanned="1" table:number-rows-spanned="5">
            <text:p>FC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Learning rates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>
            <text:p>Trial 1</text:p>
          </table:table-cell>
          <table:table-cell table:style-name="ce7" office:value-type="float" office:value="0.024275" calcext:value-type="float">
            <text:p>0.024275</text:p>
          </table:table-cell>
          <table:table-cell table:style-name="ce5" office:value-type="float" office:value="0.030877" calcext:value-type="float">
            <text:p>0.030877</text:p>
          </table:table-cell>
          <table:table-cell table:style-name="ce5" office:value-type="float" office:value="0.073409" calcext:value-type="float">
            <text:p>0.073409</text:p>
          </table:table-cell>
          <table:table-cell table:style-name="ce5" office:value-type="float" office:value="0.18414" calcext:value-type="float">
            <text:p>0.18414</text:p>
          </table:table-cell>
          <table:table-cell table:style-name="ce12" table:number-columns-repeated="6"/>
          <table:table-cell/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>
            <text:p>Trial 2</text:p>
          </table:table-cell>
          <table:table-cell table:style-name="ce7" office:value-type="float" office:value="0.04407" calcext:value-type="float">
            <text:p>0.04407</text:p>
          </table:table-cell>
          <table:table-cell table:style-name="ce6" office:value-type="float" office:value="0.040021" calcext:value-type="float">
            <text:p>0.040021</text:p>
          </table:table-cell>
          <table:table-cell table:style-name="ce6" table:number-columns-repeated="2"/>
          <table:table-cell table:style-name="ce6" office:value-type="float" office:value="0.080012" calcext:value-type="float">
            <text:p>0.080012</text:p>
          </table:table-cell>
          <table:table-cell table:style-name="ce17" office:value-type="float" office:value="0.038479" calcext:value-type="float">
            <text:p>0.038479</text:p>
          </table:table-cell>
          <table:table-cell table:style-name="Default"/>
          <table:table-cell table:style-name="ce6" office:value-type="float" office:value="0.053443" calcext:value-type="float">
            <text:p>0.053443</text:p>
          </table:table-cell>
          <table:table-cell table:style-name="ce6"/>
          <table:table-cell table:style-name="ce6" office:value-type="float" office:value="0.052552" calcext:value-type="float">
            <text:p>0.052552</text:p>
          </table:table-cell>
          <table:table-cell table:style-name="ce6" office:value-type="float" office:value="0.064616" calcext:value-type="float">
            <text:p>0.064616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>
            <text:p>Trial 3</text:p>
          </table:table-cell>
          <table:table-cell table:style-name="ce17" office:value-type="float" office:value="0.02814" calcext:value-type="float">
            <text:p>0.02814</text:p>
          </table:table-cell>
          <table:table-cell table:style-name="ce6" office:value-type="float" office:value="0.03426" calcext:value-type="float">
            <text:p>0.03426</text:p>
          </table:table-cell>
          <table:table-cell table:style-name="ce6" office:value-type="float" office:value="0.05584" calcext:value-type="float">
            <text:p>0.05584</text:p>
          </table:table-cell>
          <table:table-cell table:style-name="ce6"/>
          <table:table-cell table:style-name="ce6" office:value-type="float" office:value="0.083685" calcext:value-type="float">
            <text:p>0.083685</text:p>
          </table:table-cell>
          <table:table-cell table:style-name="ce17" office:value-type="float" office:value="0.037391" calcext:value-type="float">
            <text:p>0.037391</text:p>
          </table:table-cell>
          <table:table-cell table:style-name="ce6" table:number-columns-repeated="2"/>
          <table:table-cell table:style-name="ce6" office:value-type="float" office:value="0.062247" calcext:value-type="float">
            <text:p>0.062247</text:p>
          </table:table-cell>
          <table:table-cell table:style-name="ce6" office:value-type="float" office:value="0.055841" calcext:value-type="float">
            <text:p>0.055841</text:p>
          </table:table-cell>
          <table:table-cell table:style-name="ce6" office:value-type="float" office:value="0.069091" calcext:value-type="float">
            <text:p>0.069091</text:p>
          </table:table-cell>
          <table:covered-table-cell/>
          <table:table-cell table:number-columns-repeated="3"/>
        </table:table-row>
        <table:table-row table:style-name="ro1">
          <table:table-cell table:style-name="ce13"/>
          <table:table-cell table:style-name="ce11"/>
          <table:table-cell table:style-name="ce4" table:number-columns-repeated="4"/>
          <table:table-cell table:style-name="ce11" office:value-type="float" office:value="0.045813" calcext:value-type="float">
            <text:p>0.045813</text:p>
          </table:table-cell>
          <table:table-cell table:style-name="ce4" table:number-columns-repeated="3"/>
          <table:table-cell table:style-name="ce4" office:value-type="float" office:value="0.04475" calcext:value-type="float">
            <text:p>0.04475</text:p>
          </table:table-cell>
          <table:table-cell table:style-name="ce4"/>
          <table:table-cell table:number-columns-repeated="4"/>
        </table:table-row>
        <table:table-row table:style-name="ro1" table:number-rows-repeated="5">
          <table:table-cell table:number-columns-repeated="5"/>
          <table:table-cell table:style-name="Default" table:number-columns-repeated="6"/>
          <table:table-cell table:number-columns-repeated="5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Value_MAE</text:p>
          </table:table-cell>
          <table:table-cell/>
          <table:table-cell table:style-name="ce39" office:value-type="string" calcext:value-type="string" table:number-columns-spanned="2" table:number-rows-spanned="1">
            <text:p>Dataset</text:p>
          </table:table-cell>
          <table:covered-table-cell/>
          <table:table-cell table:style-name="ce43" office:value-type="string" calcext:value-type="string">
            <text:p>Pollution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39" office:value-type="string" calcext:value-type="string" table:number-columns-spanned="1" table:number-rows-spanned="4">
            <text:p>TRIAL 1</text:p>
          </table:table-cell>
          <table:table-cell table:style-name="ce43" office:value-type="string" calcext:value-type="string">
            <text:p>Initial (1)</text:p>
          </table:table-cell>
          <table:table-cell table:style-name="ce59" office:value-type="float" office:value="0.004046" calcext:value-type="float">
            <text:p>0.004046</text:p>
          </table:table-cell>
          <table:table-cell office:value-type="float" office:value="0.003785" calcext:value-type="float">
            <text:p>0.0037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ataset_type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Noise_level</text:p>
          </table:table-cell>
          <table:table-cell office:value-type="string" calcext:value-type="string">
            <text:p>Adaptation_steps</text:p>
          </table:table-cell>
          <table:table-cell table:number-columns-repeated="3"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01295" calcext:value-type="float">
            <text:p>0.001295</text:p>
          </table:table-cell>
          <table:table-cell office:value-type="float" office:value="0.001646" calcext:value-type="float">
            <text:p>0.00164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5920988315096" calcext:value-type="float">
            <text:p>0.002159209883151</text:p>
          </table:table-cell>
          <table:table-cell office:value-type="float" office:value="0.000410320808791839" calcext:value-type="float">
            <text:p>0.000410320808792</text:p>
          </table:table-cell>
          <table:table-cell/>
          <table:covered-table-cell table:style-name="ce39"/>
          <table:table-cell table:style-name="ce43" office:value-type="string" calcext:value-type="string">
            <text:p>Initial (10)</text:p>
          </table:table-cell>
          <table:table-cell table:style-name="ce60" office:value-type="float" office:value="0.003282" calcext:value-type="float">
            <text:p>0.003282</text:p>
          </table:table-cell>
          <table:table-cell office:value-type="float" office:value="0.003085" calcext:value-type="float">
            <text:p>0.0030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144198839552701" calcext:value-type="float">
            <text:p>0.001441988395527</text:p>
          </table:table-cell>
          <table:table-cell office:value-type="float" office:value="0.0000636899130186659" calcext:value-type="float">
            <text:p>6.36899130186659E-05</text:p>
          </table:table-cell>
          <table:table-cell/>
          <table:covered-table-cell table:style-name="ce49"/>
          <table:table-cell table:style-name="ce43" office:value-type="string" calcext:value-type="string">
            <text:p>Final (10)</text:p>
          </table:table-cell>
          <table:table-cell table:style-name="ce59" office:value-type="float" office:value="0.001295" calcext:value-type="float">
            <text:p>0.001295</text:p>
          </table:table-cell>
          <table:table-cell office:value-type="float" office:value="0.001297" calcext:value-type="float">
            <text:p>0.00129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.00138579281823089" calcext:value-type="float">
            <text:p>0.001385792818231</text:p>
          </table:table-cell>
          <table:table-cell office:value-type="float" office:value="0.00012793834858618" calcext:value-type="float">
            <text:p>0.000127938348586</text:p>
          </table:table-cell>
          <table:table-cell/>
          <table:table-cell table:style-name="ce39" office:value-type="string" calcext:value-type="string" table:number-columns-spanned="1" table:number-rows-spanned="4">
            <text:p>TRIAL 2</text:p>
          </table:table-cell>
          <table:table-cell table:style-name="ce43" office:value-type="string" calcext:value-type="string">
            <text:p>Initial (1)</text:p>
          </table:table-cell>
          <table:table-cell table:style-name="ce59" office:value-type="float" office:value="0.003767" calcext:value-type="float">
            <text:p>0.003767</text:p>
          </table:table-cell>
          <table:table-cell office:value-type="float" office:value="0.003975" calcext:value-type="float">
            <text:p>0.0039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0359398281822602" calcext:value-type="float">
            <text:p>0.003593982818226</text:p>
          </table:table-cell>
          <table:table-cell office:value-type="float" office:value="0.00211294090307489" calcext:value-type="float">
            <text:p>0.002112940903075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01878" calcext:value-type="float">
            <text:p>0.001878</text:p>
          </table:table-cell>
          <table:table-cell office:value-type="float" office:value="0.001532" calcext:value-type="float">
            <text:p>0.0015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0167087919544429" calcext:value-type="float">
            <text:p>0.001670879195444</text:p>
          </table:table-cell>
          <table:table-cell office:value-type="float" office:value="0.0000125615542499576" calcext:value-type="float">
            <text:p>1.25615542499576E-05</text:p>
          </table:table-cell>
          <table:table-cell/>
          <table:covered-table-cell table:style-name="ce39"/>
          <table:table-cell table:style-name="ce43" office:value-type="string" calcext:value-type="string">
            <text:p>Initial (10)</text:p>
          </table:table-cell>
          <table:table-cell table:style-name="ce59" office:value-type="float" office:value="0.00306" calcext:value-type="float">
            <text:p>0.00306</text:p>
          </table:table-cell>
          <table:table-cell office:value-type="float" office:value="0.003334" calcext:value-type="float">
            <text:p>0.00333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6417861419419" calcext:value-type="float">
            <text:p>0.003164178614194</text:p>
          </table:table-cell>
          <table:table-cell office:value-type="float" office:value="0.000689732863309834" calcext:value-type="float">
            <text:p>0.00068973286331</text:p>
          </table:table-cell>
          <table:table-cell/>
          <table:covered-table-cell table:style-name="ce49"/>
          <table:table-cell table:style-name="ce43" office:value-type="string" calcext:value-type="string">
            <text:p>Final (10)</text:p>
          </table:table-cell>
          <table:table-cell table:style-name="ce59" office:value-type="float" office:value="0.00142" calcext:value-type="float">
            <text:p>0.00142</text:p>
          </table:table-cell>
          <table:table-cell office:value-type="float" office:value="0.001286" calcext:value-type="float">
            <text:p>0.00128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272491403544942" calcext:value-type="float">
            <text:p>0.002724914035449</text:p>
          </table:table-cell>
          <table:table-cell office:value-type="float" office:value="0.00023805156334737" calcext:value-type="float">
            <text:p>0.000238051563347</text:p>
          </table:table-cell>
          <table:table-cell/>
          <table:table-cell table:style-name="ce39" office:value-type="string" calcext:value-type="string" table:number-columns-spanned="1" table:number-rows-spanned="4">
            <text:p>TRIAL 3</text:p>
          </table:table-cell>
          <table:table-cell table:style-name="ce43" office:value-type="string" calcext:value-type="string">
            <text:p>Initial (1)</text:p>
          </table:table-cell>
          <table:table-cell table:style-name="ce59" office:value-type="float" office:value="0.004333" calcext:value-type="float">
            <text:p>0.004333</text:p>
          </table:table-cell>
          <table:table-cell office:value-type="float" office:value="0.003997" calcext:value-type="float">
            <text:p>0.00399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282657270630201" calcext:value-type="float">
            <text:p>0.002826572706302</text:p>
          </table:table-cell>
          <table:table-cell office:value-type="float" office:value="0.000307337392465326" calcext:value-type="float">
            <text:p>0.000307337392465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01678" calcext:value-type="float">
            <text:p>0.001678</text:p>
          </table:table-cell>
          <table:table-cell office:value-type="float" office:value="0.001568" calcext:value-type="float">
            <text:p>0.0015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0252412647629778" calcext:value-type="float">
            <text:p>0.002524126476298</text:p>
          </table:table-cell>
          <table:table-cell office:value-type="float" office:value="0.000306858168050569" calcext:value-type="float">
            <text:p>0.000306858168051</text:p>
          </table:table-cell>
          <table:table-cell/>
          <table:covered-table-cell table:style-name="ce39"/>
          <table:table-cell table:style-name="ce43" office:value-type="string" calcext:value-type="string">
            <text:p>Initial (10)</text:p>
          </table:table-cell>
          <table:table-cell table:style-name="ce59" office:value-type="float" office:value="0.003698" calcext:value-type="float">
            <text:p>0.003698</text:p>
          </table:table-cell>
          <table:table-cell office:value-type="float" office:value="0.003333" calcext:value-type="float">
            <text:p>0.0033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0264221654894451" calcext:value-type="float">
            <text:p>0.002642216548945</text:p>
          </table:table-cell>
          <table:table-cell office:value-type="float" office:value="0.000466108982435329" calcext:value-type="float">
            <text:p>0.000466108982435</text:p>
          </table:table-cell>
          <table:table-cell/>
          <table:covered-table-cell table:style-name="ce49"/>
          <table:table-cell table:style-name="ce43" office:value-type="string" calcext:value-type="string">
            <text:p>Final (10)</text:p>
          </table:table-cell>
          <table:table-cell table:style-name="ce59" office:value-type="float" office:value="0.001368" calcext:value-type="float">
            <text:p>0.001368</text:p>
          </table:table-cell>
          <table:table-cell office:value-type="float" office:value="0.001316" calcext:value-type="float">
            <text:p>0.00131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3142651480933" calcext:value-type="float">
            <text:p>0.005031426514809</text:p>
          </table:table-cell>
          <table:table-cell office:value-type="float" office:value="0.00163985052429971" calcext:value-type="float">
            <text:p>0.0016398505243</text:p>
          </table:table-cell>
          <table:table-cell/>
          <table:table-cell table:style-name="ce39" office:value-type="string" calcext:value-type="string" table:number-columns-spanned="1" table:number-rows-spanned="4">
            <text:p>AVG</text:p>
          </table:table-cell>
          <table:table-cell table:style-name="ce43" office:value-type="string" calcext:value-type="string">
            <text:p>Initial (1)</text:p>
          </table:table-cell>
          <table:table-cell table:style-name="ce61" table:formula="of:=AVERAGE([.O22];[.O26];[.O30])" office:value-type="float" office:value="0.00404866666666667" calcext:value-type="float">
            <text:p>0.004048666666667</text:p>
          </table:table-cell>
          <table:table-cell table:style-name="ce61" table:formula="of:=AVERAGE([.P22];[.P26];[.P30])" office:value-type="float" office:value="0.003919" calcext:value-type="float">
            <text:p>0.0039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56140284674863" calcext:value-type="float">
            <text:p>0.005614028467486</text:p>
          </table:table-cell>
          <table:table-cell office:value-type="float" office:value="0.000859076512239417" calcext:value-type="float">
            <text:p>0.000859076512239</text:p>
          </table:table-cell>
          <table:table-cell/>
          <table:covered-table-cell table:style-name="ce49"/>
          <table:table-cell table:style-name="ce55" office:value-type="string" calcext:value-type="string">
            <text:p>Final (1)</text:p>
          </table:table-cell>
          <table:table-cell table:style-name="ce61" table:formula="of:=AVERAGE([.O23];[.O27];[.O31])" office:value-type="float" office:value="0.001617" calcext:value-type="float">
            <text:p>0.001617</text:p>
          </table:table-cell>
          <table:table-cell table:style-name="ce61" table:formula="of:=AVERAGE([.P23];[.P27];[.P31])" office:value-type="float" office:value="0.001582" calcext:value-type="float">
            <text:p>0.00158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03663446009159" calcext:value-type="float">
            <text:p>0.020366344600916</text:p>
          </table:table-cell>
          <table:table-cell office:value-type="float" office:value="0.00333916265274162" calcext:value-type="float">
            <text:p>0.003339162652742</text:p>
          </table:table-cell>
          <table:table-cell/>
          <table:covered-table-cell table:style-name="ce56"/>
          <table:table-cell table:style-name="ce43" office:value-type="string" calcext:value-type="string">
            <text:p>Initial (10)</text:p>
          </table:table-cell>
          <table:table-cell table:style-name="ce61" table:formula="of:=AVERAGE([.O24];[.O28];[.O32])" office:value-type="float" office:value="0.00334666666666667" calcext:value-type="float">
            <text:p>0.003346666666667</text:p>
          </table:table-cell>
          <table:table-cell table:style-name="ce61" table:formula="of:=AVERAGE([.P24];[.P28];[.P32])" office:value-type="float" office:value="0.00325066666666667" calcext:value-type="float">
            <text:p>0.00325066666666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0981736594500641" calcext:value-type="float">
            <text:p>0.009817365945006</text:p>
          </table:table-cell>
          <table:table-cell office:value-type="float" office:value="0.0100254131623719" calcext:value-type="float">
            <text:p>0.010025413162372</text:p>
          </table:table-cell>
          <table:table-cell/>
          <table:covered-table-cell/>
          <table:table-cell table:style-name="ce43" office:value-type="string" calcext:value-type="string">
            <text:p>Final (10)</text:p>
          </table:table-cell>
          <table:table-cell table:style-name="ce61" table:formula="of:=AVERAGE([.O25];[.O29];[.O33])" office:value-type="float" office:value="0.001361" calcext:value-type="float">
            <text:p>0.001361</text:p>
          </table:table-cell>
          <table:table-cell table:style-name="ce61" table:formula="of:=AVERAGE([.P25];[.P29];[.P33])" office:value-type="float" office:value="0.00129966666666667" calcext:value-type="float">
            <text:p>0.00129966666666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105290773014228" calcext:value-type="float">
            <text:p>0.010529077301423</text:p>
          </table:table-cell>
          <table:table-cell office:value-type="float" office:value="0.00496160071150801" calcext:value-type="float">
            <text:p>0.004961600711508</text:p>
          </table:table-cell>
          <table:table-cell table:number-columns-repeated="4"/>
          <table:table-cell table:formula="of:=STDEV([.P25];[.P29];[.P33])" office:value-type="float" office:value="0.0000151767365837762" calcext:value-type="float">
            <text:p>1.51767365837762E-05</text:p>
          </table:table-cell>
        </table:table-row>
        <table:table-row table:style-name="ro1">
          <table:table-cell table:number-columns-repeated="5"/>
          <table:table-cell table:style-name="ce25" office:value-type="string" calcext:value-type="string">
            <text:p>val</text:p>
          </table:table-cell>
          <table:table-cell table:style-name="ce25" office:value-type="float" office:value="0.0001" calcext:value-type="float">
            <text:p>0.000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0024985505733639" calcext:value-type="float">
            <text:p>0.002498550573364</text:p>
          </table:table-cell>
          <table:table-cell table:style-name="ce25" office:value-type="float" office:value="0.0004886930474371" calcext:value-type="float">
            <text:p>0.000488693047437</text:p>
          </table:table-cell>
          <table:table-cell table:number-columns-repeated="4"/>
          <table:table-cell office:value-type="string" calcext:value-type="string">
            <text:p>0.0001, 100 patience, no noi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180698104668409" calcext:value-type="float">
            <text:p>0.001806981046684</text:p>
          </table:table-cell>
          <table:table-cell office:value-type="float" office:value="0.000088190830926177" calcext:value-type="float">
            <text:p>8.8190830926177E-0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3" office:value-type="float" office:value="0.00165532308164984" calcext:value-type="float">
            <text:p>0.00165532308165</text:p>
          </table:table-cell>
          <table:table-cell office:value-type="float" office:value="0.0000635065435394467" calcext:value-type="float">
            <text:p>6.35065435394467E-0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0391410950881739" calcext:value-type="float">
            <text:p>0.003914109508817</text:p>
          </table:table-cell>
          <table:table-cell office:value-type="float" office:value="0.00216497098486687" calcext:value-type="float">
            <text:p>0.00216497098486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0196247186977416" calcext:value-type="float">
            <text:p>0.001962471869774</text:p>
          </table:table-cell>
          <table:table-cell office:value-type="float" office:value="0.000108803342491353" calcext:value-type="float">
            <text:p>0.00010880334249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5" office:value-type="string" calcext:value-type="string">
            <text:p>val</text:p>
          </table:table-cell>
          <table:table-cell table:style-name="ce25" office:value-type="float" office:value="0.001" calcext:value-type="float">
            <text:p>0.00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00351671975416442" calcext:value-type="float">
            <text:p>0.003516719754164</text:p>
          </table:table-cell>
          <table:table-cell table:style-name="ce25" office:value-type="float" office:value="0.000970010445637809" calcext:value-type="float">
            <text:p>0.00097001044563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289819583607217" calcext:value-type="float">
            <text:p>0.002898195836072</text:p>
          </table:table-cell>
          <table:table-cell office:value-type="float" office:value="0.000238541495598309" calcext:value-type="float">
            <text:p>0.00023854149559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282946097043653" calcext:value-type="float">
            <text:p>0.002829460970437</text:p>
          </table:table-cell>
          <table:table-cell office:value-type="float" office:value="0.000169390942110365" calcext:value-type="float">
            <text:p>0.0001693909421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0283644022420049" calcext:value-type="float">
            <text:p>0.0028364402242</text:p>
          </table:table-cell>
          <table:table-cell office:value-type="float" office:value="0.000356416788914033" calcext:value-type="float">
            <text:p>0.00035641678891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0271876901388168" calcext:value-type="float">
            <text:p>0.002718769013882</text:p>
          </table:table-cell>
          <table:table-cell office:value-type="float" office:value="0.000539608660693475" calcext:value-type="float">
            <text:p>0.000539608660693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5" office:value-type="string" calcext:value-type="string">
            <text:p>val</text:p>
          </table:table-cell>
          <table:table-cell table:style-name="ce25" office:value-type="float" office:value="0.01" calcext:value-type="float">
            <text:p>0.0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00530058471485972" calcext:value-type="float">
            <text:p>0.00530058471486</text:p>
          </table:table-cell>
          <table:table-cell table:style-name="ce25" office:value-type="float" office:value="0.00153688212922716" calcext:value-type="float">
            <text:p>0.00153688212922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590562416861455" calcext:value-type="float">
            <text:p>0.005905624168615</text:p>
          </table:table-cell>
          <table:table-cell office:value-type="float" office:value="0.000979892836441876" calcext:value-type="float">
            <text:p>0.00097989283644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91946914419532" calcext:value-type="float">
            <text:p>0.019194691441953</text:p>
          </table:table-cell>
          <table:table-cell office:value-type="float" office:value="0.00400802548105144" calcext:value-type="float">
            <text:p>0.00400802548105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105129180010408" calcext:value-type="float">
            <text:p>0.010512918001041</text:p>
          </table:table-cell>
          <table:table-cell office:value-type="float" office:value="0.0108772888515098" calcext:value-type="float">
            <text:p>0.0108772888515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0951814356570443" calcext:value-type="float">
            <text:p>0.009518143565704</text:p>
          </table:table-cell>
          <table:table-cell office:value-type="float" office:value="0.00391887776693988" calcext:value-type="float">
            <text:p>0.00391887776694</text:p>
          </table:table-cell>
          <table:table-cell table:number-columns-repeated="5"/>
        </table:table-row>
      </table:table>
      <table:table table:name="MAML-HR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13" office:value-type="string" calcext:value-type="string">
            <text:p>Adaptation steps</text:p>
          </table:table-cell>
          <table:table-cell table:style-name="ce1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3"/>
          <table:table-cell table:style-name="ce13"/>
          <table:table-cell table:style-name="ce15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3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style-name="ce15"/>
          <table:covered-table-cell table:style-name="ce13"/>
          <table:table-cell table:style-name="ce8" office:value-type="string" calcext:value-type="string" table:number-columns-spanned="1" table:number-rows-spanned="5">
            <text:p>FC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Learning rates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1" calcext:value-type="float">
            <text:p>0.0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covered-table-cell/>
          <table:table-cell table:number-columns-repeated="2"/>
        </table:table-row>
        <table:table-row table:style-name="ro1">
          <table:table-cell table:style-name="ce13" office:value-type="string" calcext:value-type="string">
            <text:p>Trial 1</text:p>
          </table:table-cell>
          <table:table-cell table:style-name="ce9" office:value-type="float" office:value="0.09723" calcext:value-type="float">
            <text:p>0.09723</text:p>
          </table:table-cell>
          <table:table-cell table:style-name="ce9" office:value-type="float" office:value="0.085732" calcext:value-type="float">
            <text:p>0.085732</text:p>
          </table:table-cell>
          <table:table-cell table:style-name="ce9" office:value-type="float" office:value="0.106377" calcext:value-type="float">
            <text:p>0.106377</text:p>
          </table:table-cell>
          <table:table-cell table:style-name="ce9" office:value-type="float" office:value="0.180071" calcext:value-type="float">
            <text:p>0.180071</text:p>
          </table:table-cell>
          <table:table-cell table:style-name="ce9" office:value-type="float" office:value="0.0945" calcext:value-type="float">
            <text:p>0.0945</text:p>
          </table:table-cell>
          <table:table-cell table:style-name="ce9" office:value-type="float" office:value="0.074579" calcext:value-type="float">
            <text:p>0.074579</text:p>
          </table:table-cell>
          <table:table-cell table:style-name="ce9" office:value-type="float" office:value="0.142568" calcext:value-type="float">
            <text:p>0.142568</text:p>
          </table:table-cell>
          <table:table-cell table:style-name="ce9" office:value-type="float" office:value="0.104098" calcext:value-type="float">
            <text:p>0.104098</text:p>
          </table:table-cell>
          <table:table-cell table:style-name="ce9" office:value-type="float" office:value="0.089229" calcext:value-type="float">
            <text:p>0.089229</text:p>
          </table:table-cell>
          <table:table-cell table:style-name="ce9" office:value-type="float" office:value="0.083161" calcext:value-type="float">
            <text:p>0.083161</text:p>
          </table:table-cell>
          <table:table-cell table:style-name="ce9" office:value-type="float" office:value="0.100224" calcext:value-type="float">
            <text:p>0.100224</text:p>
          </table:table-cell>
          <table:covered-table-cell/>
          <table:table-cell table:number-columns-repeated="2"/>
        </table:table-row>
        <table:table-row table:style-name="ro1">
          <table:table-cell table:style-name="ce13" office:value-type="string" calcext:value-type="string">
            <text:p>Trial 2</text:p>
          </table:table-cell>
          <table:table-cell table:style-name="ce6" table:number-columns-repeated="4"/>
          <table:table-cell table:style-name="ce6" office:value-type="float" office:value="0.094164" calcext:value-type="float">
            <text:p>0.094164</text:p>
          </table:table-cell>
          <table:table-cell table:style-name="ce6" office:value-type="float" office:value="0.071892" calcext:value-type="float">
            <text:p>0.071892</text:p>
          </table:table-cell>
          <table:table-cell table:style-name="ce6" table:number-columns-repeated="2"/>
          <table:table-cell table:style-name="ce6" office:value-type="float" office:value="0.08672" calcext:value-type="float">
            <text:p>0.08672</text:p>
          </table:table-cell>
          <table:table-cell table:style-name="ce6" office:value-type="float" office:value="0.079429" calcext:value-type="float">
            <text:p>0.079429</text:p>
          </table:table-cell>
          <table:table-cell table:style-name="ce6" office:value-type="float" office:value="0.101872" calcext:value-type="float">
            <text:p>0.101872</text:p>
          </table:table-cell>
          <table:covered-table-cell/>
          <table:table-cell table:number-columns-repeated="2"/>
        </table:table-row>
        <table:table-row table:style-name="ro1">
          <table:table-cell table:style-name="ce13" office:value-type="string" calcext:value-type="string">
            <text:p>Trial 3</text:p>
          </table:table-cell>
          <table:table-cell table:style-name="ce6" office:value-type="float" office:value="0.104962" calcext:value-type="float">
            <text:p>0.104962</text:p>
          </table:table-cell>
          <table:table-cell table:style-name="ce6" office:value-type="float" office:value="0.093526" calcext:value-type="float">
            <text:p>0.093526</text:p>
          </table:table-cell>
          <table:table-cell table:style-name="ce6" office:value-type="float" office:value="0.073294" calcext:value-type="float">
            <text:p>0.073294</text:p>
          </table:table-cell>
          <table:table-cell table:style-name="ce6"/>
          <table:table-cell table:style-name="ce6" office:value-type="float" office:value="0.10853" calcext:value-type="float">
            <text:p>0.10853</text:p>
          </table:table-cell>
          <table:table-cell table:style-name="ce6" office:value-type="float" office:value="0.07294" calcext:value-type="float">
            <text:p>0.07294</text:p>
          </table:table-cell>
          <table:table-cell table:style-name="ce6"/>
          <table:table-cell table:style-name="ce6" office:value-type="float" office:value="0.104274" calcext:value-type="float">
            <text:p>0.104274</text:p>
          </table:table-cell>
          <table:table-cell table:style-name="ce6" office:value-type="float" office:value="0.085507" calcext:value-type="float">
            <text:p>0.085507</text:p>
          </table:table-cell>
          <table:table-cell table:style-name="ce6" office:value-type="float" office:value="0.087516" calcext:value-type="float">
            <text:p>0.087516</text:p>
          </table:table-cell>
          <table:table-cell table:style-name="ce6" office:value-type="float" office:value="0.098529" calcext:value-type="float">
            <text:p>0.098529</text:p>
          </table:table-cell>
          <table:covered-table-cell/>
          <table:table-cell table:number-columns-repeated="2"/>
        </table:table-row>
        <table:table-row table:style-name="ro1">
          <table:table-cell table:style-name="ce13"/>
          <table:table-cell table:style-name="ce4" table:number-columns-repeated="11"/>
          <table:table-cell table:number-columns-repeated="3"/>
        </table:table-row>
        <table:table-row table:style-name="ro1">
          <table:table-cell/>
          <table:table-cell table:style-name="ce10" table:number-columns-repeated="11"/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3" office:value-type="string" calcext:value-type="string">
            <text:p>Adaptation steps</text:p>
          </table:table-cell>
          <table:table-cell table:style-name="ce1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3"/>
          <table:table-cell table:style-name="ce13"/>
          <table:table-cell table:style-name="ce15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3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style-name="ce15"/>
          <table:covered-table-cell table:style-name="ce13"/>
          <table:table-cell table:style-name="ce8" office:value-type="string" calcext:value-type="string" table:number-columns-spanned="1" table:number-rows-spanned="5">
            <text:p>LSTM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Learning rates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11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covered-table-cell/>
          <table:table-cell table:number-columns-repeated="2"/>
        </table:table-row>
        <table:table-row table:style-name="ro1">
          <table:table-cell table:style-name="ce13" office:value-type="string" calcext:value-type="string">
            <text:p>Trial 1</text:p>
          </table:table-cell>
          <table:table-cell table:style-name="ce5" office:value-type="float" office:value="0.09129" calcext:value-type="float">
            <text:p>0.09129</text:p>
          </table:table-cell>
          <table:table-cell table:style-name="ce5" office:value-type="float" office:value="0.09486" calcext:value-type="float">
            <text:p>0.09486</text:p>
          </table:table-cell>
          <table:table-cell table:style-name="ce5" office:value-type="float" office:value="0.10169" calcext:value-type="float">
            <text:p>0.10169</text:p>
          </table:table-cell>
          <table:table-cell table:style-name="ce5" office:value-type="float" office:value="0.102277" calcext:value-type="float">
            <text:p>0.102277</text:p>
          </table:table-cell>
          <table:table-cell table:style-name="ce7" office:value-type="float" office:value="0.068418" calcext:value-type="float">
            <text:p>0.068418</text:p>
          </table:table-cell>
          <table:table-cell table:style-name="ce5" office:value-type="float" office:value="0.100164" calcext:value-type="float">
            <text:p>0.100164</text:p>
          </table:table-cell>
          <table:table-cell table:style-name="ce5" office:value-type="float" office:value="0.099463" calcext:value-type="float">
            <text:p>0.099463</text:p>
          </table:table-cell>
          <table:table-cell table:style-name="ce5" office:value-type="float" office:value="0.104324" calcext:value-type="float">
            <text:p>0.104324</text:p>
          </table:table-cell>
          <table:table-cell table:style-name="ce12" table:number-columns-repeated="3"/>
          <table:covered-table-cell/>
          <table:table-cell table:number-columns-repeated="2"/>
        </table:table-row>
        <table:table-row table:style-name="ro1">
          <table:table-cell table:style-name="ce13" office:value-type="string" calcext:value-type="string">
            <text:p>Trial 2</text:p>
          </table:table-cell>
          <table:table-cell table:style-name="ce6" table:number-columns-repeated="4"/>
          <table:table-cell table:style-name="ce6" office:value-type="float" office:value="0.076166" calcext:value-type="float">
            <text:p>0.076166</text:p>
          </table:table-cell>
          <table:table-cell table:style-name="ce6" table:number-columns-repeated="3"/>
          <table:table-cell table:style-name="ce6" office:value-type="float" office:value="0.093526" calcext:value-type="float">
            <text:p>0.093526</text:p>
          </table:table-cell>
          <table:table-cell table:style-name="ce6" office:value-type="float" office:value="0.087939" calcext:value-type="float">
            <text:p>0.087939</text:p>
          </table:table-cell>
          <table:table-cell table:style-name="ce6" office:value-type="float" office:value="0.105789" calcext:value-type="float">
            <text:p>0.105789</text:p>
          </table:table-cell>
          <table:covered-table-cell/>
          <table:table-cell table:number-columns-repeated="2"/>
        </table:table-row>
        <table:table-row table:style-name="ro1">
          <table:table-cell table:style-name="ce13" office:value-type="string" calcext:value-type="string">
            <text:p>Trial 3</text:p>
          </table:table-cell>
          <table:table-cell table:style-name="ce6" office:value-type="float" office:value="0.078713" calcext:value-type="float">
            <text:p>0.078713</text:p>
          </table:table-cell>
          <table:table-cell table:style-name="ce6" office:value-type="float" office:value="0.096767" calcext:value-type="float">
            <text:p>0.096767</text:p>
          </table:table-cell>
          <table:table-cell table:style-name="ce6" office:value-type="float" office:value="0.096958" calcext:value-type="float">
            <text:p>0.096958</text:p>
          </table:table-cell>
          <table:table-cell table:style-name="ce6"/>
          <table:table-cell table:style-name="ce6" office:value-type="float" office:value="0.073238" calcext:value-type="float">
            <text:p>0.073238</text:p>
          </table:table-cell>
          <table:table-cell office:value-type="float" office:value="0.097008" calcext:value-type="float">
            <text:p>0.097008</text:p>
          </table:table-cell>
          <table:table-cell table:style-name="ce6"/>
          <table:table-cell table:style-name="ce6" office:value-type="float" office:value="0.101214" calcext:value-type="float">
            <text:p>0.101214</text:p>
          </table:table-cell>
          <table:table-cell table:style-name="ce6" table:number-columns-repeated="3"/>
          <table:covered-table-cell/>
          <table:table-cell table:number-columns-repeated="2"/>
        </table:table-row>
        <table:table-row table:style-name="ro1">
          <table:table-cell table:style-name="ce13"/>
          <table:table-cell table:style-name="ce4" table:number-columns-repeated="11"/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Value_MAE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ataset_type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Noise_level</text:p>
          </table:table-cell>
          <table:table-cell office:value-type="string" calcext:value-type="string">
            <text:p>Adaptation_steps</text:p>
          </table:table-cell>
          <table:table-cell table:number-columns-repeated="3"/>
          <table:table-cell table:style-name="ce39" office:value-type="string" calcext:value-type="string" table:number-columns-spanned="2" table:number-rows-spanned="1">
            <text:p>Dataset</text:p>
          </table:table-cell>
          <table:covered-table-cell/>
          <table:table-cell table:style-name="ce49" office:value-type="string" calcext:value-type="string">
            <text:p>Pollution</text:p>
          </table:table-cell>
          <table:table-cell table:style-name="ce49"/>
          <table:table-cell table:style-name="ce49" office:value-type="string" calcext:value-type="string">
            <text:p>x10</text:p>
          </table:table-cell>
          <table:table-cell table:style-name="ce49"/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72279455264409" calcext:value-type="float">
            <text:p>0.087227945526441</text:p>
          </table:table-cell>
          <table:table-cell office:value-type="float" office:value="0.00565804383777822" calcext:value-type="float">
            <text:p>0.005658043837778</text:p>
          </table:table-cell>
          <table:table-cell/>
          <table:table-cell table:style-name="ce39" office:value-type="string" calcext:value-type="string" table:number-columns-spanned="1" table:number-rows-spanned="4">
            <text:p>TRIAL 1</text:p>
          </table:table-cell>
          <table:table-cell table:style-name="ce49" office:value-type="string" calcext:value-type="string">
            <text:p>Initial (1)</text:p>
          </table:table-cell>
          <table:table-cell table:style-name="ce59" office:value-type="float" office:value="0.07656" calcext:value-type="float">
            <text:p>0.07656</text:p>
          </table:table-cell>
          <table:table-cell table:style-name="ce49" office:value-type="float" office:value="0.090626" calcext:value-type="float">
            <text:p>0.090626</text:p>
          </table:table-cell>
          <table:table-cell table:style-name="ce49" office:value-type="float" office:value="0.067096" calcext:value-type="float">
            <text:p>0.067096</text:p>
          </table:table-cell>
          <table:table-cell table:style-name="ce49" office:value-type="float" office:value="0.061831" calcext:value-type="float">
            <text:p>0.0618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852545301119486" calcext:value-type="float">
            <text:p>0.085254530111949</text:p>
          </table:table-cell>
          <table:table-cell office:value-type="float" office:value="0.00632051903081976" calcext:value-type="float">
            <text:p>0.00632051903082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59846" calcext:value-type="float">
            <text:p>0.059846</text:p>
          </table:table-cell>
          <table:table-cell table:style-name="ce49" office:value-type="float" office:value="0.081029" calcext:value-type="float">
            <text:p>0.081029</text:p>
          </table:table-cell>
          <table:table-cell table:style-name="ce49" office:value-type="float" office:value="0.058228" calcext:value-type="float">
            <text:p>0.058228</text:p>
          </table:table-cell>
          <table:table-cell table:style-name="ce49" office:value-type="float" office:value="0.063965" calcext:value-type="float">
            <text:p>0.0639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853308538595835" calcext:value-type="float">
            <text:p>0.085330853859584</text:p>
          </table:table-cell>
          <table:table-cell office:value-type="float" office:value="0.00640945590261831" calcext:value-type="float">
            <text:p>0.006409455902618</text:p>
          </table:table-cell>
          <table:table-cell/>
          <table:covered-table-cell table:style-name="ce39"/>
          <table:table-cell table:style-name="ce49" office:value-type="string" calcext:value-type="string">
            <text:p>Initial (10)</text:p>
          </table:table-cell>
          <table:table-cell table:style-name="ce60" office:value-type="float" office:value="0.073519" calcext:value-type="float">
            <text:p>0.073519</text:p>
          </table:table-cell>
          <table:table-cell table:style-name="ce49" office:value-type="float" office:value="0.085188" calcext:value-type="float">
            <text:p>0.085188</text:p>
          </table:table-cell>
          <table:table-cell table:style-name="ce49" office:value-type="float" office:value="0.067096" calcext:value-type="float">
            <text:p>0.067096</text:p>
          </table:table-cell>
          <table:table-cell table:style-name="ce49" office:value-type="float" office:value="0.06493" calcext:value-type="float">
            <text:p>0.064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810306146740913" calcext:value-type="float">
            <text:p>0.081030614674091</text:p>
          </table:table-cell>
          <table:table-cell office:value-type="float" office:value="0.000784459146221817" calcext:value-type="float">
            <text:p>0.000784459146222</text:p>
          </table:table-cell>
          <table:table-cell/>
          <table:covered-table-cell table:style-name="ce49"/>
          <table:table-cell table:style-name="ce49" office:value-type="string" calcext:value-type="string">
            <text:p>Final (10)</text:p>
          </table:table-cell>
          <table:table-cell table:style-name="ce59" office:value-type="float" office:value="0.078967" calcext:value-type="float">
            <text:p>0.078967</text:p>
          </table:table-cell>
          <table:table-cell table:style-name="ce49" office:value-type="float" office:value="0.081912" calcext:value-type="float">
            <text:p>0.081912</text:p>
          </table:table-cell>
          <table:table-cell table:style-name="ce49" office:value-type="float" office:value="0.0707" calcext:value-type="float">
            <text:p>0.0707</text:p>
          </table:table-cell>
          <table:table-cell table:style-name="ce49" office:value-type="float" office:value="0.075864" calcext:value-type="float">
            <text:p>0.0758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798737655083339" calcext:value-type="float">
            <text:p>0.079873765508334</text:p>
          </table:table-cell>
          <table:table-cell office:value-type="float" office:value="0.00150516898394796" calcext:value-type="float">
            <text:p>0.001505168983948</text:p>
          </table:table-cell>
          <table:table-cell/>
          <table:table-cell table:style-name="ce39" office:value-type="string" calcext:value-type="string" table:number-columns-spanned="1" table:number-rows-spanned="4">
            <text:p>TRIAL 2</text:p>
          </table:table-cell>
          <table:table-cell table:style-name="ce49" office:value-type="string" calcext:value-type="string">
            <text:p>Initial (1)</text:p>
          </table:table-cell>
          <table:table-cell table:style-name="ce59" office:value-type="float" office:value="0.069188" calcext:value-type="float">
            <text:p>0.069188</text:p>
          </table:table-cell>
          <table:table-cell table:style-name="ce49" office:value-type="float" office:value="0.089981" calcext:value-type="float">
            <text:p>0.089981</text:p>
          </table:table-cell>
          <table:table-cell table:style-name="ce49" office:value-type="float" office:value="0.077956" calcext:value-type="float">
            <text:p>0.077956</text:p>
          </table:table-cell>
          <table:table-cell table:style-name="ce49" office:value-type="float" office:value="0.064115" calcext:value-type="float">
            <text:p>0.064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829609607656797" calcext:value-type="float">
            <text:p>0.08296096076568</text:p>
          </table:table-cell>
          <table:table-cell office:value-type="float" office:value="0.00381333607097869" calcext:value-type="float">
            <text:p>0.003813336070979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54813" calcext:value-type="float">
            <text:p>0.054813</text:p>
          </table:table-cell>
          <table:table-cell table:style-name="ce49" office:value-type="float" office:value="0.081963" calcext:value-type="float">
            <text:p>0.081963</text:p>
          </table:table-cell>
          <table:table-cell table:style-name="ce49" office:value-type="float" office:value="0.063255" calcext:value-type="float">
            <text:p>0.063255</text:p>
          </table:table-cell>
          <table:table-cell table:style-name="ce49" office:value-type="float" office:value="0.068133" calcext:value-type="float">
            <text:p>0.068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80257139603297" calcext:value-type="float">
            <text:p>0.08802571396033</text:p>
          </table:table-cell>
          <table:table-cell office:value-type="float" office:value="0.00532851933531138" calcext:value-type="float">
            <text:p>0.005328519335311</text:p>
          </table:table-cell>
          <table:table-cell/>
          <table:covered-table-cell table:style-name="ce39"/>
          <table:table-cell table:style-name="ce49" office:value-type="string" calcext:value-type="string">
            <text:p>Initial (10)</text:p>
          </table:table-cell>
          <table:table-cell table:style-name="ce59" office:value-type="float" office:value="0.068532" calcext:value-type="float">
            <text:p>0.068532</text:p>
          </table:table-cell>
          <table:table-cell table:style-name="ce49" office:value-type="float" office:value="0.084627" calcext:value-type="float">
            <text:p>0.084627</text:p>
          </table:table-cell>
          <table:table-cell table:style-name="ce49" office:value-type="float" office:value="0.077912" calcext:value-type="float">
            <text:p>0.077912</text:p>
          </table:table-cell>
          <table:table-cell table:style-name="ce49" office:value-type="float" office:value="0.067089" calcext:value-type="float">
            <text:p>0.0670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900275732080142" calcext:value-type="float">
            <text:p>0.090027573208014</text:p>
          </table:table-cell>
          <table:table-cell office:value-type="float" office:value="0.00553109459738281" calcext:value-type="float">
            <text:p>0.005531094597383</text:p>
          </table:table-cell>
          <table:table-cell/>
          <table:covered-table-cell table:style-name="ce49"/>
          <table:table-cell table:style-name="ce49" office:value-type="string" calcext:value-type="string">
            <text:p>Final (10)</text:p>
          </table:table-cell>
          <table:table-cell table:style-name="ce59" office:value-type="float" office:value="0.07646" calcext:value-type="float">
            <text:p>0.07646</text:p>
          </table:table-cell>
          <table:table-cell table:style-name="ce49" office:value-type="float" office:value="0.08125" calcext:value-type="float">
            <text:p>0.08125</text:p>
          </table:table-cell>
          <table:table-cell table:style-name="ce49" office:value-type="float" office:value="0.080968" calcext:value-type="float">
            <text:p>0.080968</text:p>
          </table:table-cell>
          <table:table-cell table:style-name="ce49" office:value-type="float" office:value="0.084974" calcext:value-type="float">
            <text:p>0.0849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86606835325559" calcext:value-type="float">
            <text:p>0.086606835325559</text:p>
          </table:table-cell>
          <table:table-cell office:value-type="float" office:value="0.0109895709896158" calcext:value-type="float">
            <text:p>0.010989570989616</text:p>
          </table:table-cell>
          <table:table-cell/>
          <table:table-cell table:style-name="ce39" office:value-type="string" calcext:value-type="string" table:number-columns-spanned="1" table:number-rows-spanned="4">
            <text:p>TRIAL 3</text:p>
          </table:table-cell>
          <table:table-cell table:style-name="ce49" office:value-type="string" calcext:value-type="string">
            <text:p>Initial (1)</text:p>
          </table:table-cell>
          <table:table-cell table:style-name="ce59" office:value-type="float" office:value="0.072697" calcext:value-type="float">
            <text:p>0.072697</text:p>
          </table:table-cell>
          <table:table-cell table:style-name="ce49" office:value-type="float" office:value="0.092153" calcext:value-type="float">
            <text:p>0.092153</text:p>
          </table:table-cell>
          <table:table-cell table:style-name="ce49" office:value-type="float" office:value="0.069358" calcext:value-type="float">
            <text:p>0.069358</text:p>
          </table:table-cell>
          <table:table-cell table:style-name="ce49" office:value-type="float" office:value="0.066322" calcext:value-type="float">
            <text:p>0.066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890924433867137" calcext:value-type="float">
            <text:p>0.089092443386714</text:p>
          </table:table-cell>
          <table:table-cell office:value-type="float" office:value="0.00693274938170546" calcext:value-type="float">
            <text:p>0.006932749381705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61318" calcext:value-type="float">
            <text:p>0.061318</text:p>
          </table:table-cell>
          <table:table-cell table:style-name="ce49" office:value-type="float" office:value="0.083842" calcext:value-type="float">
            <text:p>0.083842</text:p>
          </table:table-cell>
          <table:table-cell table:style-name="ce49" office:value-type="float" office:value="0.055771" calcext:value-type="float">
            <text:p>0.055771</text:p>
          </table:table-cell>
          <table:table-cell table:style-name="ce49" office:value-type="float" office:value="0.061769" calcext:value-type="float">
            <text:p>0.0617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909356698393822" calcext:value-type="float">
            <text:p>0.090935669839382</text:p>
          </table:table-cell>
          <table:table-cell office:value-type="float" office:value="0.00527136824842087" calcext:value-type="float">
            <text:p>0.005271368248421</text:p>
          </table:table-cell>
          <table:table-cell/>
          <table:covered-table-cell table:style-name="ce39"/>
          <table:table-cell table:style-name="ce49" office:value-type="string" calcext:value-type="string">
            <text:p>Initial (10)</text:p>
          </table:table-cell>
          <table:table-cell table:style-name="ce59" office:value-type="float" office:value="0.07188" calcext:value-type="float">
            <text:p>0.07188</text:p>
          </table:table-cell>
          <table:table-cell table:style-name="ce49" office:value-type="float" office:value="0.087092" calcext:value-type="float">
            <text:p>0.087092</text:p>
          </table:table-cell>
          <table:table-cell table:style-name="ce49" office:value-type="float" office:value="0.069285" calcext:value-type="float">
            <text:p>0.069285</text:p>
          </table:table-cell>
          <table:table-cell table:style-name="ce49" office:value-type="float" office:value="0.067629" calcext:value-type="float">
            <text:p>0.0676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898227741320928" calcext:value-type="float">
            <text:p>0.089822774132093</text:p>
          </table:table-cell>
          <table:table-cell office:value-type="float" office:value="0.00519102386842562" calcext:value-type="float">
            <text:p>0.005191023868426</text:p>
          </table:table-cell>
          <table:table-cell/>
          <table:covered-table-cell table:style-name="ce49"/>
          <table:table-cell table:style-name="ce49" office:value-type="string" calcext:value-type="string">
            <text:p>Final (10)</text:p>
          </table:table-cell>
          <table:table-cell table:style-name="ce59" office:value-type="float" office:value="0.074629" calcext:value-type="float">
            <text:p>0.074629</text:p>
          </table:table-cell>
          <table:table-cell table:style-name="ce49" office:value-type="float" office:value="0.084012" calcext:value-type="float">
            <text:p>0.084012</text:p>
          </table:table-cell>
          <table:table-cell table:style-name="ce49" office:value-type="float" office:value="0.070397" calcext:value-type="float">
            <text:p>0.070397</text:p>
          </table:table-cell>
          <table:table-cell table:style-name="ce49" office:value-type="float" office:value="0.077277" calcext:value-type="float">
            <text:p>0.0772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27471489707629" calcext:value-type="float">
            <text:p>0.082747148970763</text:p>
          </table:table-cell>
          <table:table-cell office:value-type="float" office:value="0.00835721531915528" calcext:value-type="float">
            <text:p>0.008357215319155</text:p>
          </table:table-cell>
          <table:table-cell/>
          <table:table-cell table:style-name="ce39" office:value-type="string" calcext:value-type="string" table:number-columns-spanned="1" table:number-rows-spanned="4">
            <text:p>AVG</text:p>
          </table:table-cell>
          <table:table-cell table:style-name="ce49" office:value-type="string" calcext:value-type="string">
            <text:p>Initial (1)</text:p>
          </table:table-cell>
          <table:table-cell table:style-name="ce61" table:formula="of:=AVERAGE([.L24];[.L28];[.L32])" office:value-type="float" office:value="0.072815" calcext:value-type="float">
            <text:p>0.072815</text:p>
          </table:table-cell>
          <table:table-cell table:style-name="ce61" table:formula="of:=AVERAGE([.M24];[.M28];[.M32])" office:value-type="float" office:value="0.09092" calcext:value-type="float">
            <text:p>0.09092</text:p>
          </table:table-cell>
          <table:table-cell table:style-name="ce61" table:formula="of:=AVERAGE([.N24];[.N28];[.N32])" office:value-type="float" office:value="0.07147" calcext:value-type="float">
            <text:p>0.07147</text:p>
          </table:table-cell>
          <table:table-cell table:style-name="ce67" table:formula="of:=AVERAGE([.O24];[.O28];[.O32])" office:value-type="float" office:value="0.0640893333333333" calcext:value-type="float">
            <text:p>0.0640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0873088712493579" calcext:value-type="float">
            <text:p>0.087308871249358</text:p>
          </table:table-cell>
          <table:table-cell office:value-type="float" office:value="0.00683920868834427" calcext:value-type="float">
            <text:p>0.006839208688344</text:p>
          </table:table-cell>
          <table:table-cell/>
          <table:covered-table-cell table:style-name="ce49"/>
          <table:table-cell table:style-name="ce55" office:value-type="string" calcext:value-type="string">
            <text:p>Final (1)</text:p>
          </table:table-cell>
          <table:table-cell table:style-name="ce61" table:formula="of:=AVERAGE([.L25];[.L29];[.L33])" office:value-type="float" office:value="0.058659" calcext:value-type="float">
            <text:p>0.058659</text:p>
          </table:table-cell>
          <table:table-cell table:style-name="ce61" table:formula="of:=AVERAGE([.M25];[.M29];[.M33])" office:value-type="float" office:value="0.082278" calcext:value-type="float">
            <text:p>0.082278</text:p>
          </table:table-cell>
          <table:table-cell table:style-name="ce61" table:formula="of:=AVERAGE([.N25];[.N29];[.N33])" office:value-type="float" office:value="0.0590846666666667" calcext:value-type="float">
            <text:p>0.059084666666667</text:p>
          </table:table-cell>
          <table:table-cell table:style-name="ce67" table:formula="of:=AVERAGE([.O25];[.O29];[.O33])" office:value-type="float" office:value="0.0646223333333333" calcext:value-type="float">
            <text:p>0.0646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0" office:value-type="float" office:value="0.0861446186900139" calcext:value-type="float">
            <text:p>0.086144618690014</text:p>
          </table:table-cell>
          <table:table-cell office:value-type="float" office:value="0.00381403085357098" calcext:value-type="float">
            <text:p>0.003814030853571</text:p>
          </table:table-cell>
          <table:table-cell/>
          <table:covered-table-cell table:style-name="ce56"/>
          <table:table-cell table:style-name="ce49" office:value-type="string" calcext:value-type="string">
            <text:p>Initial (10)</text:p>
          </table:table-cell>
          <table:table-cell table:style-name="ce61" table:formula="of:=AVERAGE([.L26];[.L30];[.L34])" office:value-type="float" office:value="0.0713103333333333" calcext:value-type="float">
            <text:p>0.071310333333333</text:p>
          </table:table-cell>
          <table:table-cell table:style-name="ce61" table:formula="of:=AVERAGE([.M26];[.M30];[.M34])" office:value-type="float" office:value="0.0856356666666667" calcext:value-type="float">
            <text:p>0.085635666666667</text:p>
          </table:table-cell>
          <table:table-cell table:style-name="ce61" table:formula="of:=AVERAGE([.N26];[.N30];[.N34])" office:value-type="float" office:value="0.071431" calcext:value-type="float">
            <text:p>0.071431</text:p>
          </table:table-cell>
          <table:table-cell table:style-name="ce67" table:formula="of:=AVERAGE([.O26];[.O30];[.O34])" office:value-type="float" office:value="0.0665493333333333" calcext:value-type="float">
            <text:p>0.0665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792072986563047" calcext:value-type="float">
            <text:p>0.079207298656305</text:p>
          </table:table-cell>
          <table:table-cell office:value-type="float" office:value="0.0091796479983562" calcext:value-type="float">
            <text:p>0.009179647998356</text:p>
          </table:table-cell>
          <table:table-cell/>
          <table:covered-table-cell/>
          <table:table-cell table:style-name="ce49" office:value-type="string" calcext:value-type="string">
            <text:p>Final (10)</text:p>
          </table:table-cell>
          <table:table-cell table:style-name="ce61" table:formula="of:=AVERAGE([.L27];[.L31];[.L35])" office:value-type="float" office:value="0.0766853333333333" calcext:value-type="float">
            <text:p>0.076685333333333</text:p>
          </table:table-cell>
          <table:table-cell table:style-name="ce61" table:formula="of:=AVERAGE([.M27];[.M31];[.M35])" office:value-type="float" office:value="0.0823913333333333" calcext:value-type="float">
            <text:p>0.082391333333333</text:p>
          </table:table-cell>
          <table:table-cell table:style-name="ce61" table:formula="of:=AVERAGE([.N27];[.N31];[.N35])" office:value-type="float" office:value="0.0740216666666667" calcext:value-type="float">
            <office:annotation draw:style-name="gr1" draw:text-style-name="P2" svg:width="1.1413in" svg:height="0.7083in" svg:x="12.6803in" svg:y="6.165in" draw:caption-point-x="-0.2402in" draw:caption-point-y="0.5945in">
              <dc:date>2020-10-08T00:00:00</dc:date>
              <text:p text:style-name="P1">Lr = 0.01</text:p>
              <text:p text:style-name="P1">Mlr = 0.0005</text:p>
              <text:p text:style-name="P1">Noise level = 0.01</text:p>
            </office:annotation>
            <text:p>0.074021666666667</text:p>
          </table:table-cell>
          <table:table-cell table:style-name="ce67" table:formula="of:=AVERAGE([.O27];[.O31];[.O35])" office:value-type="float" office:value="0.0793716666666667" calcext:value-type="float">
            <office:annotation draw:style-name="gr1" draw:text-style-name="P2" svg:width="1.1413in" svg:height="1.0122in" svg:x="13.5693in" svg:y="6.165in" draw:caption-point-x="-0.2402in" draw:caption-point-y="0.5945in">
              <dc:date>2020-10-08T00:00:00</dc:date>
              <text:p text:style-name="P1">There is not fast adaption. Nose level = 0.01, Learning rate 0.01, mlr= 0.00005</text:p>
            </office:annotation>
            <text:p>0.0793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0798398181796074" calcext:value-type="float">
            <text:p>0.079839818179607</text:p>
          </table:table-cell>
          <table:table-cell office:value-type="float" office:value="0.00390317711501241" calcext:value-type="float">
            <text:p>0.003903177115012</text:p>
          </table:table-cell>
          <table:table-cell table:number-columns-repeated="2"/>
          <table:table-cell office:value-type="string" calcext:value-type="string">
            <text:p>Learning rate=0.01, 1 apdattation, 2steps ahe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style-name="ce30" office:value-type="float" office:value="0.0848182712992032" calcext:value-type="float">
            <text:p>0.084818271299203</text:p>
          </table:table-cell>
          <table:table-cell office:value-type="float" office:value="0.00758068815716182" calcext:value-type="float">
            <text:p>0.0075806881571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style-name="ce36" office:value-type="float" office:value="0.0001" calcext:value-type="float">
            <text:p>0.000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0986092438300451" calcext:value-type="float">
            <text:p>0.098609243830045</text:p>
          </table:table-cell>
          <table:table-cell table:style-name="ce36" office:value-type="float" office:value="0.00427558619076053" calcext:value-type="float">
            <text:p>0.0042755861907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975763772924741" calcext:value-type="float">
            <text:p>0.097576377292474</text:p>
          </table:table-cell>
          <table:table-cell office:value-type="float" office:value="0.00219676119893453" calcext:value-type="float">
            <text:p>0.0021967611989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98297119140625" calcext:value-type="float">
            <text:p>0.098297119140625</text:p>
          </table:table-cell>
          <table:table-cell office:value-type="float" office:value="0.000771858500998408" calcext:value-type="float">
            <text:p>0.0007718585009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979910492897034" calcext:value-type="float">
            <text:p>0.097991049289703</text:p>
          </table:table-cell>
          <table:table-cell office:value-type="float" office:value="0.00242339064829487" calcext:value-type="float">
            <text:p>0.0024233906482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998189300298691" calcext:value-type="float">
            <text:p>0.099818930029869</text:p>
          </table:table-cell>
          <table:table-cell office:value-type="float" office:value="0.00214337901810423" calcext:value-type="float">
            <text:p>0.0021433790181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986463626225789" calcext:value-type="float">
            <text:p>0.098646362622579</text:p>
          </table:table-cell>
          <table:table-cell office:value-type="float" office:value="0.00235273359476189" calcext:value-type="float">
            <text:p>0.0023527335947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style-name="ce36" office:value-type="float" office:value="0.001" calcext:value-type="float">
            <text:p>0.00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0986569871505102" calcext:value-type="float">
            <text:p>0.09865698715051</text:p>
          </table:table-cell>
          <table:table-cell table:style-name="ce36" office:value-type="float" office:value="0.000327170321243297" calcext:value-type="float">
            <text:p>0.0003271703212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973133072257042" calcext:value-type="float">
            <text:p>0.097313307225704</text:p>
          </table:table-cell>
          <table:table-cell office:value-type="float" office:value="0.00139097155055484" calcext:value-type="float">
            <text:p>0.0013909715505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933418025573095" calcext:value-type="float">
            <text:p>0.09334180255731</text:p>
          </table:table-cell>
          <table:table-cell office:value-type="float" office:value="0.00334996293306607" calcext:value-type="float">
            <text:p>0.0033499629330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994330743948619" calcext:value-type="float">
            <text:p>0.099433074394862</text:p>
          </table:table-cell>
          <table:table-cell office:value-type="float" office:value="0.0033831140832493" calcext:value-type="float">
            <text:p>0.0033831140832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979410509268443" calcext:value-type="float">
            <text:p>0.097941050926844</text:p>
          </table:table-cell>
          <table:table-cell office:value-type="float" office:value="0.00155212881341252" calcext:value-type="float">
            <text:p>0.0015521288134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960360566775004" calcext:value-type="float">
            <text:p>0.0960360566775</text:p>
          </table:table-cell>
          <table:table-cell office:value-type="float" office:value="0.00389957544781966" calcext:value-type="float">
            <text:p>0.003899575447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090072013437748" calcext:value-type="float">
            <text:p>0.090072013437748</text:p>
          </table:table-cell>
          <table:table-cell table:style-name="ce36" office:value-type="float" office:value="0.00278845243196704" calcext:value-type="float">
            <text:p>0.0027884524319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074944036702315" calcext:value-type="float">
            <text:p>0.074944036702315</text:p>
          </table:table-cell>
          <table:table-cell office:value-type="float" office:value="0.00230586084865117" calcext:value-type="float">
            <text:p>0.0023058608486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style-name="ce30" office:value-type="float" office:value="0.01" calcext:value-type="float">
            <text:p>0.0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0.0730928604801496" calcext:value-type="float">
            <text:p>0.07309286048015</text:p>
          </table:table-cell>
          <table:table-cell office:value-type="float" office:value="0.00118498158943977" calcext:value-type="float">
            <text:p>0.001184981589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915891975164414" calcext:value-type="float">
            <text:p>0.091589197516441</text:p>
          </table:table-cell>
          <table:table-cell office:value-type="float" office:value="0.00291092479426314" calcext:value-type="float">
            <text:p>0.0029109247942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0760842859745026" calcext:value-type="float">
            <text:p>0.076084285974503</text:p>
          </table:table-cell>
          <table:table-cell office:value-type="float" office:value="0.00418063774595063" calcext:value-type="float">
            <text:p>0.0041806377459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style-name="ce30" office:value-type="float" office:value="0.0747073565920194" calcext:value-type="float">
            <text:p>0.074707356592019</text:p>
          </table:table-cell>
          <table:table-cell office:value-type="float" office:value="0.0050877910755373" calcext:value-type="float">
            <text:p>0.005087791075537</text:p>
          </table:table-cell>
          <table:table-cell table:number-columns-repeated="7"/>
        </table:table-row>
      </table:table>
      <table:table table:name="MAML-Pollution" table:style-name="ta1">
        <table:table-column table:style-name="co2" table:default-cell-style-name="ce13"/>
        <table:table-column table:style-name="co1" table:number-columns-repeated="4" table:default-cell-style-name="ce13"/>
        <table:table-column table:style-name="co1" table:number-columns-repeated="6" table:default-cell-style-name="Default"/>
        <table:table-row table:style-name="ro1">
          <table:table-cell table:style-name="ce55" table:number-columns-repeated="11"/>
        </table:table-row>
        <table:table-row table:style-name="ro1">
          <table:table-cell table:style-name="ce49" office:value-type="string" calcext:value-type="string">
            <text:p>Adaptation steps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9"/>
          <table:table-cell table:style-name="ce3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49"/>
          <table:table-cell table:style-name="ce34" office:value-type="float" office:value="10" calcext:value-type="float" table:number-columns-spanned="3" table:number-rows-spanned="1">
            <text:p>10</text:p>
          </table:table-cell>
          <table:covered-table-cell table:style-name="ce39"/>
          <table:covered-table-cell table:style-name="ce49"/>
          <table:table-cell table:style-name="ce48" office:value-type="string" calcext:value-type="string" table:number-columns-spanned="1" table:number-rows-spanned="5">
            <text:p>LSTM</text:p>
          </table:table-cell>
        </table:table-row>
        <table:table-row table:style-name="ro1">
          <table:table-cell table:style-name="ce49" office:value-type="string" calcext:value-type="string">
            <text:p>Learning rates</text:p>
          </table:table-cell>
          <table:table-cell table:style-name="ce37" office:value-type="float" office:value="0.01" calcext:value-type="float">
            <text:p>0.01</text:p>
          </table:table-cell>
          <table:table-cell table:style-name="ce45" office:value-type="float" office:value="0.001" calcext:value-type="float">
            <text:p>0.001</text:p>
          </table:table-cell>
          <table:table-cell table:style-name="ce45" office:value-type="float" office:value="0.0001" calcext:value-type="float">
            <text:p>0.0001</text:p>
          </table:table-cell>
          <table:table-cell table:style-name="ce45" office:value-type="float" office:value="0.01" calcext:value-type="float">
            <text:p>0.01</text:p>
          </table:table-cell>
          <table:table-cell table:style-name="ce45" office:value-type="float" office:value="0.001" calcext:value-type="float">
            <text:p>0.001</text:p>
          </table:table-cell>
          <table:table-cell table:style-name="ce45" office:value-type="float" office:value="0.0001" calcext:value-type="float">
            <text:p>0.0001</text:p>
          </table:table-cell>
          <table:table-cell table:style-name="ce46" office:value-type="float" office:value="0.01" calcext:value-type="float">
            <text:p>0.01</text:p>
          </table:table-cell>
          <table:table-cell table:style-name="ce45" office:value-type="float" office:value="0.001" calcext:value-type="float">
            <text:p>0.001</text:p>
          </table:table-cell>
          <table:table-cell table:style-name="ce45" office:value-type="float" office:value="0.0001" calcext:value-type="float">
            <text:p>0.0001</text:p>
          </table:table-cell>
          <table:covered-table-cell table:style-name="ce55"/>
        </table:table-row>
        <table:table-row table:style-name="ro1">
          <table:table-cell table:style-name="ce49" office:value-type="string" calcext:value-type="string">
            <text:p>Trial 1</text:p>
          </table:table-cell>
          <table:table-cell table:style-name="ce38" office:value-type="float" office:value="0.026517" calcext:value-type="float">
            <text:p>0.026517</text:p>
          </table:table-cell>
          <table:table-cell table:style-name="ce41" office:value-type="float" office:value="0.030725" calcext:value-type="float">
            <text:p>0.030725</text:p>
          </table:table-cell>
          <table:table-cell table:style-name="ce41" office:value-type="float" office:value="0.027457" calcext:value-type="float">
            <text:p>0.027457</text:p>
          </table:table-cell>
          <table:table-cell table:style-name="ce41" office:value-type="float" office:value="0.028437" calcext:value-type="float">
            <text:p>0.028437</text:p>
          </table:table-cell>
          <table:table-cell table:style-name="ce41" office:value-type="float" office:value="0.029106" calcext:value-type="float">
            <text:p>0.029106</text:p>
          </table:table-cell>
          <table:table-cell table:style-name="ce41" office:value-type="float" office:value="0.026928" calcext:value-type="float">
            <text:p>0.026928</text:p>
          </table:table-cell>
          <table:table-cell table:style-name="ce47" office:value-type="float" office:value="0.029008" calcext:value-type="float">
            <text:p>0.029008</text:p>
          </table:table-cell>
          <table:table-cell table:style-name="ce41" office:value-type="float" office:value="0.027828" calcext:value-type="float">
            <text:p>0.027828</text:p>
          </table:table-cell>
          <table:table-cell table:style-name="ce41" office:value-type="float" office:value="0.027352" calcext:value-type="float">
            <text:p>0.027352</text:p>
          </table:table-cell>
          <table:covered-table-cell table:style-name="ce55"/>
        </table:table-row>
        <table:table-row table:style-name="ro1">
          <table:table-cell table:style-name="ce49" office:value-type="string" calcext:value-type="string">
            <text:p>Trial 2</text:p>
          </table:table-cell>
          <table:table-cell table:style-name="ce38" office:value-type="float" office:value="0.026866" calcext:value-type="float">
            <text:p>0.026866</text:p>
          </table:table-cell>
          <table:table-cell table:style-name="ce41" office:value-type="float" office:value="0.030871" calcext:value-type="float">
            <text:p>0.030871</text:p>
          </table:table-cell>
          <table:table-cell table:style-name="ce41" office:value-type="float" office:value="0.028701" calcext:value-type="float">
            <text:p>0.028701</text:p>
          </table:table-cell>
          <table:table-cell table:style-name="ce41" office:value-type="float" office:value="0.029094" calcext:value-type="float">
            <text:p>0.029094</text:p>
          </table:table-cell>
          <table:table-cell table:style-name="ce41" office:value-type="float" office:value="0.0269" calcext:value-type="float">
            <text:p>0.0269</text:p>
          </table:table-cell>
          <table:table-cell table:style-name="ce41" office:value-type="float" office:value="0.028996" calcext:value-type="float">
            <text:p>0.028996</text:p>
          </table:table-cell>
          <table:table-cell table:style-name="ce47" office:value-type="float" office:value="0.029961" calcext:value-type="float">
            <text:p>0.029961</text:p>
          </table:table-cell>
          <table:table-cell table:style-name="ce41" office:value-type="float" office:value="0.027948" calcext:value-type="float">
            <text:p>0.027948</text:p>
          </table:table-cell>
          <table:table-cell table:style-name="ce41" office:value-type="float" office:value="0.028898" calcext:value-type="float">
            <text:p>0.028898</text:p>
          </table:table-cell>
          <table:covered-table-cell table:style-name="ce55"/>
        </table:table-row>
        <table:table-row table:style-name="ro1">
          <table:table-cell table:style-name="ce49" office:value-type="string" calcext:value-type="string">
            <text:p>Trial 3</text:p>
          </table:table-cell>
          <table:table-cell table:style-name="ce38" office:value-type="float" office:value="0.028565" calcext:value-type="float">
            <text:p>0.028565</text:p>
          </table:table-cell>
          <table:table-cell table:style-name="ce41" office:value-type="float" office:value="0.029189" calcext:value-type="float">
            <text:p>0.029189</text:p>
          </table:table-cell>
          <table:table-cell table:style-name="ce41" office:value-type="float" office:value="0.028009" calcext:value-type="float">
            <text:p>0.028009</text:p>
          </table:table-cell>
          <table:table-cell table:style-name="ce41" office:value-type="float" office:value="0.029233" calcext:value-type="float">
            <text:p>0.029233</text:p>
          </table:table-cell>
          <table:table-cell table:style-name="ce41" office:value-type="float" office:value="0.02769" calcext:value-type="float">
            <text:p>0.02769</text:p>
          </table:table-cell>
          <table:table-cell table:style-name="ce41" office:value-type="float" office:value="0.029354" calcext:value-type="float">
            <text:p>0.029354</text:p>
          </table:table-cell>
          <table:table-cell table:style-name="ce47" office:value-type="float" office:value="0.030817" calcext:value-type="float">
            <text:p>0.030817</text:p>
          </table:table-cell>
          <table:table-cell table:style-name="ce41" office:value-type="float" office:value="0.029188" calcext:value-type="float">
            <text:p>0.029188</text:p>
          </table:table-cell>
          <table:table-cell table:style-name="ce41" office:value-type="float" office:value="0.028802" calcext:value-type="float">
            <text:p>0.028802</text:p>
          </table:table-cell>
          <table:covered-table-cell table:style-name="ce55"/>
        </table:table-row>
        <table:table-row table:style-name="ro1">
          <table:table-cell table:style-name="ce49"/>
          <table:table-cell table:style-name="ce37" table:formula="of:=AVERAGE([.B4:.B6])" office:value-type="float" office:value="0.027316" calcext:value-type="float">
            <text:p>0.027316</text:p>
          </table:table-cell>
          <table:table-cell table:style-name="ce45" table:formula="of:=AVERAGE([.C4:.C6])" office:value-type="float" office:value="0.0302616666666667" calcext:value-type="float">
            <text:p>0.030261666666667</text:p>
          </table:table-cell>
          <table:table-cell table:style-name="ce45" table:formula="of:=AVERAGE([.D4:.D6])" office:value-type="float" office:value="0.0280556666666667" calcext:value-type="float">
            <text:p>0.028055666666667</text:p>
          </table:table-cell>
          <table:table-cell table:style-name="ce45" table:formula="of:=AVERAGE([.E4:.E6])" office:value-type="float" office:value="0.0289213333333333" calcext:value-type="float">
            <text:p>0.028921333333333</text:p>
          </table:table-cell>
          <table:table-cell table:style-name="ce45" table:formula="of:=AVERAGE([.F4:.F6])" office:value-type="float" office:value="0.0278986666666667" calcext:value-type="float">
            <text:p>0.027898666666667</text:p>
          </table:table-cell>
          <table:table-cell table:style-name="ce45" table:formula="of:=AVERAGE([.G4:.G6])" office:value-type="float" office:value="0.028426" calcext:value-type="float">
            <text:p>0.028426</text:p>
          </table:table-cell>
          <table:table-cell table:style-name="ce46" table:formula="of:=AVERAGE([.H4:.H6])" office:value-type="float" office:value="0.0299286666666667" calcext:value-type="float">
            <text:p>0.029928666666667</text:p>
          </table:table-cell>
          <table:table-cell table:style-name="ce45" table:formula="of:=AVERAGE([.I4:.I6])" office:value-type="float" office:value="0.0283213333333333" calcext:value-type="float">
            <text:p>0.028321333333333</text:p>
          </table:table-cell>
          <table:table-cell table:style-name="ce45" table:formula="of:=AVERAGE([.J4:.J6])" office:value-type="float" office:value="0.0283506666666667" calcext:value-type="float">
            <text:p>0.028350666666667</text:p>
          </table:table-cell>
          <table:table-cell table:style-name="ce55"/>
        </table:table-row>
        <table:table-row table:style-name="ro1">
          <table:table-cell table:style-name="ce55" table:number-columns-repeated="7"/>
          <table:table-cell table:style-name="ce55" office:value-type="string" calcext:value-type="string">
            <text:p>It could improve with many iterations in fine-tuning in validaiton</text:p>
          </table:table-cell>
          <table:table-cell table:style-name="ce55" table:number-columns-repeated="3"/>
        </table:table-row>
        <table:table-row table:style-name="ro1" table:number-rows-repeated="4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49" office:value-type="string" calcext:value-type="string">
            <text:p>Adaptation steps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9"/>
          <table:table-cell table:style-name="ce3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49"/>
          <table:table-cell table:style-name="ce34" office:value-type="float" office:value="10" calcext:value-type="float" table:number-columns-spanned="3" table:number-rows-spanned="1">
            <text:p>10</text:p>
          </table:table-cell>
          <table:covered-table-cell table:style-name="ce39"/>
          <table:covered-table-cell table:style-name="ce49"/>
          <table:table-cell table:style-name="ce48" office:value-type="string" calcext:value-type="string" table:number-columns-spanned="1" table:number-rows-spanned="5">
            <text:p>FCN</text:p>
          </table:table-cell>
        </table:table-row>
        <table:table-row table:style-name="ro1">
          <table:table-cell table:style-name="ce49" office:value-type="string" calcext:value-type="string">
            <text:p>Learning rates</text:p>
          </table:table-cell>
          <table:table-cell table:style-name="ce37" office:value-type="float" office:value="0.01" calcext:value-type="float">
            <text:p>0.01</text:p>
          </table:table-cell>
          <table:table-cell table:style-name="ce45" office:value-type="float" office:value="0.001" calcext:value-type="float">
            <text:p>0.001</text:p>
          </table:table-cell>
          <table:table-cell table:style-name="ce45" office:value-type="float" office:value="0.0001" calcext:value-type="float">
            <text:p>0.0001</text:p>
          </table:table-cell>
          <table:table-cell table:style-name="ce45" office:value-type="float" office:value="0.01" calcext:value-type="float">
            <text:p>0.01</text:p>
          </table:table-cell>
          <table:table-cell table:style-name="ce45" office:value-type="float" office:value="0.001" calcext:value-type="float">
            <text:p>0.001</text:p>
          </table:table-cell>
          <table:table-cell table:style-name="ce45" office:value-type="float" office:value="0.0001" calcext:value-type="float">
            <text:p>0.0001</text:p>
          </table:table-cell>
          <table:table-cell table:style-name="ce46" office:value-type="float" office:value="0.01" calcext:value-type="float">
            <text:p>0.01</text:p>
          </table:table-cell>
          <table:table-cell table:style-name="ce45" office:value-type="float" office:value="0.001" calcext:value-type="float">
            <text:p>0.001</text:p>
          </table:table-cell>
          <table:table-cell table:style-name="ce45" office:value-type="float" office:value="0.0001" calcext:value-type="float">
            <text:p>0.0001</text:p>
          </table:table-cell>
          <table:covered-table-cell table:style-name="ce55"/>
        </table:table-row>
        <table:table-row table:style-name="ro1">
          <table:table-cell table:style-name="ce49" office:value-type="string" calcext:value-type="string">
            <text:p>Trial 1</text:p>
          </table:table-cell>
          <table:table-cell table:style-name="ce41" office:value-type="float" office:value="0.035592" calcext:value-type="float">
            <text:p>0.035592</text:p>
          </table:table-cell>
          <table:table-cell table:style-name="ce41" office:value-type="float" office:value="0.046003" calcext:value-type="float">
            <text:p>0.046003</text:p>
          </table:table-cell>
          <table:table-cell table:style-name="ce41" office:value-type="float" office:value="0.07947" calcext:value-type="float">
            <text:p>0.07947</text:p>
          </table:table-cell>
          <table:table-cell table:style-name="ce41" office:value-type="float" office:value="0.039548" calcext:value-type="float">
            <text:p>0.039548</text:p>
          </table:table-cell>
          <table:table-cell table:style-name="ce41" office:value-type="float" office:value="0.0537" calcext:value-type="float">
            <text:p>0.0537</text:p>
          </table:table-cell>
          <table:table-cell table:style-name="ce41" office:value-type="float" office:value="0.094981" calcext:value-type="float">
            <text:p>0.094981</text:p>
          </table:table-cell>
          <table:table-cell table:style-name="ce41" office:value-type="float" office:value="0.054382" calcext:value-type="float">
            <text:p>0.054382</text:p>
          </table:table-cell>
          <table:table-cell table:style-name="ce41" office:value-type="float" office:value="0.054793" calcext:value-type="float">
            <text:p>0.054793</text:p>
          </table:table-cell>
          <table:table-cell table:style-name="ce41" office:value-type="float" office:value="0.093352" calcext:value-type="float">
            <text:p>0.093352</text:p>
          </table:table-cell>
          <table:covered-table-cell table:style-name="ce55"/>
        </table:table-row>
        <table:table-row table:style-name="ro1">
          <table:table-cell table:style-name="ce49" office:value-type="string" calcext:value-type="string">
            <text:p>Trial 2</text:p>
          </table:table-cell>
          <table:table-cell table:style-name="ce41" office:value-type="float" office:value="0.033517" calcext:value-type="float">
            <text:p>0.033517</text:p>
          </table:table-cell>
          <table:table-cell table:style-name="ce41" office:value-type="float" office:value="0.0486" calcext:value-type="float">
            <text:p>0.0486</text:p>
          </table:table-cell>
          <table:table-cell table:style-name="ce41" office:value-type="float" office:value="0.098109" calcext:value-type="float">
            <text:p>0.098109</text:p>
          </table:table-cell>
          <table:table-cell table:style-name="ce41" office:value-type="float" office:value="0.051789" calcext:value-type="float">
            <text:p>0.051789</text:p>
          </table:table-cell>
          <table:table-cell table:style-name="ce41" office:value-type="float" office:value="0.051854" calcext:value-type="float">
            <text:p>0.051854</text:p>
          </table:table-cell>
          <table:table-cell table:style-name="ce41" office:value-type="float" office:value="0.078541" calcext:value-type="float">
            <text:p>0.078541</text:p>
          </table:table-cell>
          <table:table-cell table:style-name="ce41" office:value-type="float" office:value="0.038751" calcext:value-type="float">
            <text:p>0.038751</text:p>
          </table:table-cell>
          <table:table-cell table:style-name="ce41" office:value-type="float" office:value="0.052828" calcext:value-type="float">
            <text:p>0.052828</text:p>
          </table:table-cell>
          <table:table-cell table:style-name="ce41" office:value-type="float" office:value="0.100444" calcext:value-type="float">
            <text:p>0.100444</text:p>
          </table:table-cell>
          <table:covered-table-cell table:style-name="ce55"/>
        </table:table-row>
        <table:table-row table:style-name="ro1">
          <table:table-cell table:style-name="ce49" office:value-type="string" calcext:value-type="string">
            <text:p>Trial 3</text:p>
          </table:table-cell>
          <table:table-cell table:style-name="ce41" office:value-type="float" office:value="0.036537" calcext:value-type="float">
            <text:p>0.036537</text:p>
          </table:table-cell>
          <table:table-cell table:style-name="ce41" office:value-type="float" office:value="0.044843" calcext:value-type="float">
            <text:p>0.044843</text:p>
          </table:table-cell>
          <table:table-cell table:style-name="ce41" office:value-type="float" office:value="0.070512" calcext:value-type="float">
            <text:p>0.070512</text:p>
          </table:table-cell>
          <table:table-cell table:style-name="ce41" office:value-type="float" office:value="0.047367" calcext:value-type="float">
            <text:p>0.047367</text:p>
          </table:table-cell>
          <table:table-cell table:style-name="ce41" office:value-type="float" office:value="0.047791" calcext:value-type="float">
            <text:p>0.047791</text:p>
          </table:table-cell>
          <table:table-cell table:style-name="ce41" office:value-type="float" office:value="0.065693" calcext:value-type="float">
            <text:p>0.065693</text:p>
          </table:table-cell>
          <table:table-cell table:style-name="ce41" office:value-type="float" office:value="0.036035" calcext:value-type="float">
            <text:p>0.036035</text:p>
          </table:table-cell>
          <table:table-cell table:style-name="ce41" office:value-type="float" office:value="0.052379" calcext:value-type="float">
            <text:p>0.052379</text:p>
          </table:table-cell>
          <table:table-cell table:style-name="ce41" office:value-type="float" office:value="0.071959" calcext:value-type="float">
            <text:p>0.071959</text:p>
          </table:table-cell>
          <table:covered-table-cell table:style-name="ce55"/>
        </table:table-row>
        <table:table-row table:style-name="ro1">
          <table:table-cell table:style-name="ce49"/>
          <table:table-cell table:style-name="ce42" table:formula="of:=AVERAGE([.B15:.B17])" office:value-type="float" office:value="0.0352153333333333" calcext:value-type="float">
            <text:p>0.035215333333333</text:p>
          </table:table-cell>
          <table:table-cell table:style-name="ce42" table:formula="of:=AVERAGE([.C15:.C17])" office:value-type="float" office:value="0.046482" calcext:value-type="float">
            <text:p>0.046482</text:p>
          </table:table-cell>
          <table:table-cell table:style-name="ce42" table:formula="of:=AVERAGE([.D15:.D17])" office:value-type="float" office:value="0.082697" calcext:value-type="float">
            <text:p>0.082697</text:p>
          </table:table-cell>
          <table:table-cell table:style-name="ce42" table:formula="of:=AVERAGE([.E15:.E17])" office:value-type="float" office:value="0.0462346666666667" calcext:value-type="float">
            <text:p>0.046234666666667</text:p>
          </table:table-cell>
          <table:table-cell table:style-name="ce42" table:formula="of:=AVERAGE([.F15:.F17])" office:value-type="float" office:value="0.051115" calcext:value-type="float">
            <text:p>0.051115</text:p>
          </table:table-cell>
          <table:table-cell table:style-name="ce42" table:formula="of:=AVERAGE([.G15:.G17])" office:value-type="float" office:value="0.0797383333333333" calcext:value-type="float">
            <text:p>0.079738333333333</text:p>
          </table:table-cell>
          <table:table-cell table:style-name="ce42" table:formula="of:=AVERAGE([.H15:.H17])" office:value-type="float" office:value="0.043056" calcext:value-type="float">
            <text:p>0.043056</text:p>
          </table:table-cell>
          <table:table-cell table:style-name="ce42" table:formula="of:=AVERAGE([.I15:.I17])" office:value-type="float" office:value="0.0533333333333333" calcext:value-type="float">
            <text:p>0.053333333333333</text:p>
          </table:table-cell>
          <table:table-cell table:style-name="ce42" table:formula="of:=AVERAGE([.J15:.J17])" office:value-type="float" office:value="0.088585" calcext:value-type="float">
            <text:p>0.088585</text:p>
          </table:table-cell>
          <table:table-cell table:style-name="ce55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se level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35" office:value-type="float" office:value="0.0417857" calcext:value-type="float">
            <text:p>0.0417857</text:p>
          </table:table-cell>
          <table:table-cell table:style-name="ce35" office:value-type="float" office:value="0.0419506" calcext:value-type="float">
            <text:p>0.0419506</text:p>
          </table:table-cell>
          <table:table-cell table:style-name="ce35" office:value-type="float" office:value="0.041033" calcext:value-type="float">
            <text:p>0.041033</text:p>
          </table:table-cell>
          <table:table-cell table:style-name="ce35" office:value-type="float" office:value="0.0413024" calcext:value-type="float">
            <text:p>0.0413024</text:p>
          </table:table-cell>
          <table:table-cell table:style-name="ce35" office:value-type="float" office:value="0.0420802" calcext:value-type="float">
            <text:p>0.0420802</text:p>
          </table:table-cell>
          <table:table-cell office:value-type="string" calcext:value-type="string">
            <text:p>LSTM+Metaaugmentation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8" office:value-type="string" calcext:value-type="string" table:number-columns-spanned="11" table:number-rows-spanned="1">
            <text:p>Finetuning only last layer</text:p>
          </table:table-cell>
          <table:covered-table-cell table:number-columns-repeated="4" table:style-name="Default"/>
          <table:covered-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49" office:value-type="string" calcext:value-type="string">
            <text:p>Adaptation steps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9"/>
          <table:table-cell table:style-name="ce3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49"/>
          <table:table-cell table:style-name="ce34" office:value-type="float" office:value="10" calcext:value-type="float" table:number-columns-spanned="3" table:number-rows-spanned="1">
            <text:p>10</text:p>
          </table:table-cell>
          <table:covered-table-cell table:style-name="ce39"/>
          <table:covered-table-cell table:style-name="ce49"/>
          <table:table-cell table:style-name="ce48" office:value-type="string" calcext:value-type="string" table:number-columns-spanned="1" table:number-rows-spanned="5">
            <text:p>LSTM</text:p>
          </table:table-cell>
        </table:table-row>
        <table:table-row table:style-name="ro1">
          <table:table-cell table:style-name="ce49" office:value-type="string" calcext:value-type="string">
            <text:p>Learning rates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0.001" calcext:value-type="float">
            <text:p>0.001</text:p>
          </table:table-cell>
          <table:table-cell table:style-name="ce42" office:value-type="float" office:value="0.0001" calcext:value-type="float">
            <text:p>0.0001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0.001" calcext:value-type="float">
            <text:p>0.001</text:p>
          </table:table-cell>
          <table:table-cell table:style-name="ce42" office:value-type="float" office:value="0.0001" calcext:value-type="float">
            <text:p>0.0001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0.001" calcext:value-type="float">
            <text:p>0.001</text:p>
          </table:table-cell>
          <table:table-cell table:style-name="ce42" office:value-type="float" office:value="0.0001" calcext:value-type="float">
            <text:p>0.0001</text:p>
          </table:table-cell>
          <table:covered-table-cell table:style-name="ce55"/>
        </table:table-row>
        <table:table-row table:style-name="ro1">
          <table:table-cell table:style-name="ce49" office:value-type="string" calcext:value-type="string">
            <text:p>Trial 1</text:p>
          </table:table-cell>
          <table:table-cell table:style-name="ce44" table:number-columns-repeated="9"/>
          <table:covered-table-cell table:style-name="ce55"/>
        </table:table-row>
        <table:table-row table:style-name="ro1">
          <table:table-cell table:style-name="ce49" office:value-type="string" calcext:value-type="string">
            <text:p>Trial 2</text:p>
          </table:table-cell>
          <table:table-cell table:style-name="ce44" table:number-columns-repeated="9"/>
          <table:covered-table-cell table:style-name="ce55"/>
        </table:table-row>
        <table:table-row table:style-name="ro1">
          <table:table-cell table:style-name="ce49" office:value-type="string" calcext:value-type="string">
            <text:p>Trial 3</text:p>
          </table:table-cell>
          <table:table-cell table:style-name="ce44" table:number-columns-repeated="9"/>
          <table:covered-table-cell table:style-name="ce55"/>
        </table:table-row>
        <table:table-row table:style-name="ro1">
          <table:table-cell table:style-name="ce49"/>
          <table:table-cell table:style-name="ce42" table:number-columns-repeated="9"/>
          <table:table-cell table:style-name="ce55"/>
        </table:table-row>
        <table:table-row table:style-name="ro1" table:number-rows-repeated="2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Dataset_type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Noise_level</text:p>
          </table:table-cell>
          <table:table-cell office:value-type="string" calcext:value-type="string">
            <text:p>Adaptation_steps</text:p>
          </table:table-cell>
          <table:table-cell office:value-type="string" calcext:value-type="string">
            <text:p>Value_MAE</text:p>
          </table:table-cell>
          <table:table-cell/>
          <table:table-cell table:style-name="ce39" office:value-type="string" calcext:value-type="string" table:number-columns-spanned="2" table:number-rows-spanned="1">
            <text:p>Dataset</text:p>
          </table:table-cell>
          <table:covered-table-cell/>
          <table:table-cell table:style-name="ce49" office:value-type="string" calcext:value-type="string">
            <text:p>Pollution</text:p>
          </table:table-cell>
          <table:table-cell table:style-name="ce49"/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.0424227838714918" calcext:value-type="float">
            <text:p>0.042422783871492</text:p>
          </table:table-cell>
          <table:table-cell/>
          <table:table-cell table:style-name="ce39" office:value-type="string" calcext:value-type="string" table:number-columns-spanned="1" table:number-rows-spanned="4">
            <text:p>TRIAL 1</text:p>
          </table:table-cell>
          <table:table-cell table:style-name="ce49" office:value-type="string" calcext:value-type="string">
            <text:p>Initial (1)</text:p>
          </table:table-cell>
          <table:table-cell table:style-name="ce59" office:value-type="float" office:value="0.040658" calcext:value-type="float">
            <text:p>0.040658</text:p>
          </table:table-cell>
          <table:table-cell table:style-name="ce49" office:value-type="float" office:value="0.04376" calcext:value-type="float">
            <text:p>0.04376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449005713065465" calcext:value-type="float">
            <text:p>0.044900571306547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3982" calcext:value-type="float">
            <text:p>0.03982</text:p>
          </table:table-cell>
          <table:table-cell table:style-name="ce49" office:value-type="float" office:value="0.043128" calcext:value-type="float">
            <text:p>0.043128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53334388633569" calcext:value-type="float">
            <text:p>0.045333438863357</text:p>
          </table:table-cell>
          <table:table-cell/>
          <table:covered-table-cell table:style-name="ce39"/>
          <table:table-cell table:style-name="ce49" office:value-type="string" calcext:value-type="string">
            <text:p>Initial (10)</text:p>
          </table:table-cell>
          <table:table-cell table:style-name="ce60" office:value-type="float" office:value="0.040454" calcext:value-type="float">
            <text:p>0.040454</text:p>
          </table:table-cell>
          <table:table-cell table:style-name="ce49" office:value-type="float" office:value="0.041291" calcext:value-type="float">
            <text:p>0.041291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45967115710179" calcext:value-type="float">
            <text:p>0.045967115710179</text:p>
          </table:table-cell>
          <table:table-cell/>
          <table:covered-table-cell table:style-name="ce49"/>
          <table:table-cell table:style-name="ce49" office:value-type="string" calcext:value-type="string">
            <text:p>Final (10)</text:p>
          </table:table-cell>
          <table:table-cell table:style-name="ce59" office:value-type="float" office:value="0.040157" calcext:value-type="float">
            <text:p>0.040157</text:p>
          </table:table-cell>
          <table:table-cell table:style-name="ce49" office:value-type="float" office:value="0.041159" calcext:value-type="float">
            <text:p>0.041159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445947734018167" calcext:value-type="float">
            <text:p>0.044594773401817</text:p>
          </table:table-cell>
          <table:table-cell/>
          <table:table-cell table:style-name="ce39" office:value-type="string" calcext:value-type="string" table:number-columns-spanned="1" table:number-rows-spanned="4">
            <text:p>TRIAL 2</text:p>
          </table:table-cell>
          <table:table-cell table:style-name="ce49" office:value-type="string" calcext:value-type="string">
            <text:p>Initial (1)</text:p>
          </table:table-cell>
          <table:table-cell table:style-name="ce59" office:value-type="float" office:value="0.040454" calcext:value-type="float">
            <text:p>0.040454</text:p>
          </table:table-cell>
          <table:table-cell table:style-name="ce49" office:value-type="float" office:value="0.042378" calcext:value-type="float">
            <text:p>0.042378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7423280974229" calcext:value-type="float">
            <text:p>0.042742328097423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39853" calcext:value-type="float">
            <text:p>0.039853</text:p>
          </table:table-cell>
          <table:table-cell table:style-name="ce49" office:value-type="float" office:value="0.041391" calcext:value-type="float">
            <text:p>0.041391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444597887496154" calcext:value-type="float">
            <text:p>0.044459788749615</text:p>
          </table:table-cell>
          <table:table-cell/>
          <table:covered-table-cell table:style-name="ce39"/>
          <table:table-cell table:style-name="ce49" office:value-type="string" calcext:value-type="string">
            <text:p>Initial (10)</text:p>
          </table:table-cell>
          <table:table-cell table:style-name="ce59" office:value-type="float" office:value="0.040464" calcext:value-type="float">
            <text:p>0.040464</text:p>
          </table:table-cell>
          <table:table-cell table:style-name="ce49" office:value-type="float" office:value="0.041299" calcext:value-type="float">
            <text:p>0.041299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19476901491483" calcext:value-type="float">
            <text:p>0.041947690149148</text:p>
          </table:table-cell>
          <table:table-cell/>
          <table:covered-table-cell table:style-name="ce49"/>
          <table:table-cell table:style-name="ce49" office:value-type="string" calcext:value-type="string">
            <text:p>Final (10)</text:p>
          </table:table-cell>
          <table:table-cell table:style-name="ce59" office:value-type="float" office:value="0.040377" calcext:value-type="float">
            <text:p>0.040377</text:p>
          </table:table-cell>
          <table:table-cell table:style-name="ce49" office:value-type="float" office:value="0.040748" calcext:value-type="float">
            <text:p>0.040748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442227634290854" calcext:value-type="float">
            <text:p>0.044222763429085</text:p>
          </table:table-cell>
          <table:table-cell/>
          <table:table-cell table:style-name="ce39" office:value-type="string" calcext:value-type="string" table:number-columns-spanned="1" table:number-rows-spanned="4">
            <text:p>TRIAL 3</text:p>
          </table:table-cell>
          <table:table-cell table:style-name="ce49" office:value-type="string" calcext:value-type="string">
            <text:p>Initial (1)</text:p>
          </table:table-cell>
          <table:table-cell table:style-name="ce59" office:value-type="float" office:value="0.042695" calcext:value-type="float">
            <text:p>0.042695</text:p>
          </table:table-cell>
          <table:table-cell table:style-name="ce49" office:value-type="float" office:value="0.041744" calcext:value-type="float">
            <text:p>0.041744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439852004249891" calcext:value-type="float">
            <text:p>0.043985200424989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41359" calcext:value-type="float">
            <text:p>0.041359</text:p>
          </table:table-cell>
          <table:table-cell table:style-name="ce49" office:value-type="float" office:value="0.041296" calcext:value-type="float">
            <text:p>0.041296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423274897038937" calcext:value-type="float">
            <text:p>0.042327489703894</text:p>
          </table:table-cell>
          <table:table-cell/>
          <table:covered-table-cell table:style-name="ce39"/>
          <table:table-cell table:style-name="ce49" office:value-type="string" calcext:value-type="string">
            <text:p>Initial (10)</text:p>
          </table:table-cell>
          <table:table-cell table:style-name="ce59" office:value-type="float" office:value="0.042502" calcext:value-type="float">
            <text:p>0.042502</text:p>
          </table:table-cell>
          <table:table-cell table:style-name="ce49" office:value-type="float" office:value="0.040888" calcext:value-type="float">
            <text:p>0.040888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7914050718149" calcext:value-type="float">
            <text:p>0.042791405071815</text:p>
          </table:table-cell>
          <table:table-cell/>
          <table:covered-table-cell table:style-name="ce49"/>
          <table:table-cell table:style-name="ce49" office:value-type="string" calcext:value-type="string">
            <text:p>Final (10)</text:p>
          </table:table-cell>
          <table:table-cell table:style-name="ce59" office:value-type="float" office:value="0.04184" calcext:value-type="float">
            <text:p>0.04184</text:p>
          </table:table-cell>
          <table:table-cell table:style-name="ce49" office:value-type="float" office:value="0.04081" calcext:value-type="float">
            <text:p>0.04081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436916636923949" calcext:value-type="float">
            <text:p>0.043691663692395</text:p>
          </table:table-cell>
          <table:table-cell/>
          <table:table-cell table:style-name="ce39" office:value-type="string" calcext:value-type="string" table:number-columns-spanned="1" table:number-rows-spanned="4">
            <text:p>AVG</text:p>
          </table:table-cell>
          <table:table-cell table:style-name="ce49" office:value-type="string" calcext:value-type="string">
            <text:p>Initial (1)</text:p>
          </table:table-cell>
          <table:table-cell table:style-name="ce61" table:formula="of:=AVERAGE([.I35];[.I39];[.I43])" office:value-type="float" office:value="0.041269" calcext:value-type="float">
            <text:p>0.041269</text:p>
          </table:table-cell>
          <table:table-cell table:style-name="ce61" table:formula="of:=AVERAGE([.J35];[.J39];[.J43])" office:value-type="float" office:value="0.0426273333333333" calcext:value-type="float">
            <text:p>0.042627333333333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56900099913279" calcext:value-type="float">
            <text:p>0.045690009991328</text:p>
          </table:table-cell>
          <table:table-cell/>
          <table:covered-table-cell table:style-name="ce49"/>
          <table:table-cell table:style-name="ce55" office:value-type="string" calcext:value-type="string">
            <text:p>Final (1)</text:p>
          </table:table-cell>
          <table:table-cell table:style-name="ce61" table:formula="of:=AVERAGE([.I36];[.I40];[.I44])" office:value-type="float" office:value="0.040344" calcext:value-type="float">
            <text:p>0.040344</text:p>
          </table:table-cell>
          <table:table-cell table:style-name="ce61" table:formula="of:=AVERAGE([.J36];[.J40];[.J44])" office:value-type="float" office:value="0.0419383333333333" calcext:value-type="float">
            <text:p>0.041938333333333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437228704492251" calcext:value-type="float">
            <text:p>0.043722870449225</text:p>
          </table:table-cell>
          <table:table-cell/>
          <table:covered-table-cell table:style-name="ce56"/>
          <table:table-cell table:style-name="ce49" office:value-type="string" calcext:value-type="string">
            <text:p>Initial (10)</text:p>
          </table:table-cell>
          <table:table-cell table:style-name="ce61" table:formula="of:=AVERAGE([.I37];[.I41];[.I45])" office:value-type="float" office:value="0.04114" calcext:value-type="float">
            <text:p>0.04114</text:p>
          </table:table-cell>
          <table:table-cell table:style-name="ce61" table:formula="of:=AVERAGE([.J37];[.J41];[.J45])" office:value-type="float" office:value="0.0411593333333333" calcext:value-type="float">
            <text:p>0.041159333333333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444680502017339" calcext:value-type="float">
            <text:p>0.044468050201734</text:p>
          </table:table-cell>
          <table:table-cell/>
          <table:covered-table-cell/>
          <table:table-cell table:style-name="ce49" office:value-type="string" calcext:value-type="string">
            <text:p>Final (10)</text:p>
          </table:table-cell>
          <table:table-cell table:style-name="ce61" table:formula="of:=AVERAGE([.I38];[.I42];[.I46])" office:value-type="float" office:value="0.0407913333333333" calcext:value-type="float">
            <text:p>0.040791333333333</text:p>
          </table:table-cell>
          <table:table-cell table:style-name="ce61" table:formula="of:=AVERAGE([.J38];[.J42];[.J46])" office:value-type="float" office:value="0.0409056666666667" calcext:value-type="float">
            <text:p>0.040905666666667</text:p>
          </table:table-cell>
          <table:table-cell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.0277156177908182" calcext:value-type="float">
            <text:p>0.027715617790818</text:p>
          </table:table-cell>
          <table:table-cell table:number-columns-repeated="2"/>
          <table:table-cell office:value-type="string" calcext:value-type="string">
            <text:p>Learning rate=0.01, 1 apdattation</text:p>
          </table:table-cell>
          <table:table-cell/>
          <table:table-cell office:value-type="string" calcext:value-type="string">
            <text:p>0.01, 0.0005, 1 adapt</text:p>
          </table:table-cell>
          <table:table-cell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92093126724164" calcext:value-type="float">
            <text:p>0.029209312672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91130344072978" calcext:value-type="float">
            <text:p>0.029113034407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300837693115075" calcext:value-type="float">
            <text:p>0.0300837693115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286850351840258" calcext:value-type="float">
            <text:p>0.028685035184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1943686703841" calcext:value-type="float">
            <text:p>0.029194368670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73065958172083" calcext:value-type="float">
            <text:p>0.027306595817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87955068051815" calcext:value-type="float">
            <text:p>0.028795506805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286299387613932" calcext:value-type="float">
            <text:p>0.028629938761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282879285514355" calcext:value-type="float">
            <text:p>0.028287928551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289417766034603" calcext:value-type="float">
            <text:p>0.028941776603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0.028458879639705" calcext:value-type="float">
            <text:p>0.028458879639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94147071739038" calcext:value-type="float">
            <text:p>0.029414707173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302193587025007" calcext:value-type="float">
            <text:p>0.030219358702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300570062051217" calcext:value-type="float">
            <text:p>0.030057006205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297953399519126" calcext:value-type="float">
            <text:p>0.029795339951913</text:p>
          </table:table-cell>
          <table:table-cell table:number-columns-repeated="6"/>
        </table:table-row>
      </table:table>
      <table:table table:name="TotalEvaluation" table:style-name="ta1">
        <table:table-column table:style-name="co1" table:default-cell-style-name="ce49"/>
        <table:table-column table:style-name="co1" table:number-columns-repeated="6" table:default-cell-style-name="ce40"/>
        <table:table-row table:style-name="ro1">
          <table:table-cell/>
          <table:table-cell table:style-name="ce39" table:number-columns-spanned="2" table:number-rows-spanned="1"/>
          <table:covered-table-cell table:style-name="ce49"/>
          <table:table-cell table:style-name="ce39" table:number-columns-spanned="2" table:number-rows-spanned="1"/>
          <table:covered-table-cell table:style-name="ce49"/>
          <table:table-cell table:style-name="ce39" table:number-columns-spanned="2" table:number-rows-spanned="1"/>
          <table:covered-table-cell table:style-name="ce49"/>
        </table:table-row>
        <table:table-row table:style-name="ro1">
          <table:table-cell/>
          <table:table-cell table:style-name="ce49" office:value-type="string" calcext:value-type="string">
            <text:p>LSTM</text:p>
          </table:table-cell>
          <table:table-cell table:style-name="ce49" office:value-type="string" calcext:value-type="string">
            <text:p>FCN</text:p>
          </table:table-cell>
          <table:table-cell table:style-name="ce49" office:value-type="string" calcext:value-type="string">
            <text:p>LSTM</text:p>
          </table:table-cell>
          <table:table-cell table:style-name="ce49" office:value-type="string" calcext:value-type="string">
            <text:p>FCN</text:p>
          </table:table-cell>
          <table:table-cell table:style-name="ce49" office:value-type="string" calcext:value-type="string">
            <text:p>LSTM</text:p>
          </table:table-cell>
          <table:table-cell table:style-name="ce49" office:value-type="string" calcext:value-type="string">
            <text:p>FCN</text:p>
          </table:table-cell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041834" calcext:value-type="float">
            <text:p>0.041834</text:p>
          </table:table-cell>
          <table:table-cell table:style-name="ce49"/>
          <table:table-cell office:value-type="float" office:value="0.088161" calcext:value-type="float">
            <text:p>0.088161</text:p>
          </table:table-cell>
          <table:table-cell office:value-type="float" office:value="0.082473" calcext:value-type="float">
            <text:p>0.082473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036803" calcext:value-type="float">
            <text:p>0.036803</text:p>
          </table:table-cell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041175" calcext:value-type="float">
            <text:p>0.041175</text:p>
          </table:table-cell>
          <table:table-cell office:value-type="float" office:value="0.048471" calcext:value-type="float">
            <text:p>0.048471</text:p>
          </table:table-cell>
          <table:table-cell office:value-type="float" office:value="0.079131" calcext:value-type="float">
            <text:p>0.079131</text:p>
          </table:table-cell>
          <table:table-cell office:value-type="float" office:value="0.083647" calcext:value-type="float">
            <text:p>0.083647</text:p>
          </table:table-cell>
          <table:table-cell office:value-type="float" office:value="0.001704" calcext:value-type="float">
            <text:p>0.001704</text:p>
          </table:table-cell>
          <table:table-cell office:value-type="float" office:value="0.032522" calcext:value-type="float">
            <text:p>0.032522</text:p>
          </table:table-cell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40852" calcext:value-type="float">
            <text:p>0.040852</text:p>
          </table:table-cell>
          <table:table-cell office:value-type="float" office:value="0.049338" calcext:value-type="float">
            <text:p>0.049338</text:p>
          </table:table-cell>
          <table:table-cell office:value-type="float" office:value="0.089513" calcext:value-type="float">
            <text:p>0.089513</text:p>
          </table:table-cell>
          <table:table-cell office:value-type="float" office:value="0.083886" calcext:value-type="float">
            <text:p>0.083886</text:p>
          </table:table-cell>
          <table:table-cell office:value-type="float" office:value="0.001673" calcext:value-type="float">
            <text:p>0.001673</text:p>
          </table:table-cell>
          <table:table-cell office:value-type="float" office:value="0.041489" calcext:value-type="float">
            <text:p>0.041489</text:p>
          </table:table-cell>
        </table:table-row>
        <table:table-row table:style-name="ro1">
          <table:table-cell/>
          <table:table-cell office:value-type="float" office:value="0.043094" calcext:value-type="float">
            <text:p>0.043094</text:p>
          </table:table-cell>
          <table:table-cell office:value-type="float" office:value="0.048867" calcext:value-type="float">
            <text:p>0.048867</text:p>
          </table:table-cell>
          <table:table-cell office:value-type="float" office:value="0.078896" calcext:value-type="float">
            <text:p>0.078896</text:p>
          </table:table-cell>
          <table:table-cell office:value-type="float" office:value="0.086064" calcext:value-type="float">
            <text:p>0.086064</text:p>
          </table:table-cell>
          <table:table-cell office:value-type="float" office:value="0.001878" calcext:value-type="float">
            <text:p>0.001878</text:p>
          </table:table-cell>
          <table:table-cell office:value-type="float" office:value="0.046183" calcext:value-type="float">
            <text:p>0.046183</text:p>
          </table:table-cell>
        </table:table-row>
        <table:table-row table:style-name="ro1">
          <table:table-cell/>
          <table:table-cell office:value-type="float" office:value="0.043356" calcext:value-type="float">
            <text:p>0.043356</text:p>
          </table:table-cell>
          <table:table-cell office:value-type="float" office:value="0.049582" calcext:value-type="float">
            <text:p>0.049582</text:p>
          </table:table-cell>
          <table:table-cell office:value-type="float" office:value="0.82725" calcext:value-type="float">
            <text:p>0.82725</text:p>
          </table:table-cell>
          <table:table-cell office:value-type="float" office:value="0.090911" calcext:value-type="float">
            <text:p>0.090911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.038681" calcext:value-type="float">
            <text:p>0.038681</text:p>
          </table:table-cell>
        </table:table-row>
        <table:table-row table:style-name="ro1">
          <table:table-cell table:style-name="Default"/>
          <table:table-cell table:style-name="Default" table:formula="of:=AVERAGE([.B3:.B5])" office:value-type="float" office:value="0.041287" calcext:value-type="float">
            <text:p>0.041287</text:p>
          </table:table-cell>
          <table:table-cell table:style-name="Default" table:formula="of:=AVERAGE([.C3:.C5])" office:value-type="float" office:value="0.0489045" calcext:value-type="float">
            <text:p>0.0489045</text:p>
          </table:table-cell>
          <table:table-cell table:style-name="Default" table:formula="of:=AVERAGE([.D3:.D5])" office:value-type="float" office:value="0.0856016666666666" calcext:value-type="float">
            <text:p>0.085601666666667</text:p>
          </table:table-cell>
          <table:table-cell table:style-name="Default" table:formula="of:=AVERAGE([.E3:.E5])" office:value-type="float" office:value="0.0833353333333333" calcext:value-type="float">
            <text:p>0.083335333333333</text:p>
          </table:table-cell>
          <table:table-cell table:style-name="Default" table:formula="of:=AVERAGE([.F3:.F5])" office:value-type="float" office:value="0.00158633333333333" calcext:value-type="float">
            <text:p>0.001586333333333</text:p>
          </table:table-cell>
          <table:table-cell table:style-name="Default" table:formula="of:=AVERAGE([.G3:.G5])" office:value-type="float" office:value="0.036938" calcext:value-type="float">
            <text:p>0.036938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/>
          <table:table-cell table:style-name="ce39" table:number-columns-spanned="2" table:number-rows-spanned="1"/>
          <table:covered-table-cell table:style-name="ce49"/>
          <table:table-cell table:style-name="ce39" table:number-columns-spanned="2" table:number-rows-spanned="1"/>
          <table:covered-table-cell table:style-name="ce49"/>
          <table:table-cell table:style-name="ce39" table:number-columns-spanned="2" table:number-rows-spanned="1"/>
          <table:covered-table-cell table:style-name="ce49"/>
        </table:table-row>
        <table:table-row table:style-name="ro1">
          <table:table-cell/>
          <table:table-cell table:style-name="ce49" office:value-type="string" calcext:value-type="string">
            <text:p>LSTM</text:p>
          </table:table-cell>
          <table:table-cell table:style-name="ce49" office:value-type="string" calcext:value-type="string">
            <text:p>FCN</text:p>
          </table:table-cell>
          <table:table-cell table:style-name="ce49" office:value-type="string" calcext:value-type="string">
            <text:p>LSTM</text:p>
          </table:table-cell>
          <table:table-cell table:style-name="ce49" office:value-type="string" calcext:value-type="string">
            <text:p>FCN</text:p>
          </table:table-cell>
          <table:table-cell table:style-name="ce49" office:value-type="string" calcext:value-type="string">
            <text:p>LSTM</text:p>
          </table:table-cell>
          <table:table-cell table:style-name="ce49" office:value-type="string" calcext:value-type="string">
            <text:p>FCN</text:p>
          </table:table-cell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042243" calcext:value-type="float">
            <text:p>0.042243</text:p>
          </table:table-cell>
          <table:table-cell table:style-name="ce49"/>
          <table:table-cell office:value-type="float" office:value="0.088004" calcext:value-type="float">
            <text:p>0.088004</text:p>
          </table:table-cell>
          <table:table-cell office:value-type="float" office:value="0.086433" calcext:value-type="float">
            <text:p>0.086433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36936" calcext:value-type="float">
            <text:p>0.036936</text:p>
          </table:table-cell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041731" calcext:value-type="float">
            <text:p>0.041731</text:p>
          </table:table-cell>
          <table:table-cell office:value-type="float" office:value="0.159138" calcext:value-type="float">
            <text:p>0.159138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086673" calcext:value-type="float">
            <text:p>0.086673</text:p>
          </table:table-cell>
          <table:table-cell office:value-type="float" office:value="0.00484" calcext:value-type="float">
            <text:p>0.00484</text:p>
          </table:table-cell>
          <table:table-cell office:value-type="float" office:value="0.043453" calcext:value-type="float">
            <text:p>0.043453</text:p>
          </table:table-cell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41242" calcext:value-type="float">
            <text:p>0.041242</text:p>
          </table:table-cell>
          <table:table-cell office:value-type="float" office:value="0.211319" calcext:value-type="float">
            <text:p>0.211319</text:p>
          </table:table-cell>
          <table:table-cell office:value-type="float" office:value="0.084116" calcext:value-type="float">
            <text:p>0.084116</text:p>
          </table:table-cell>
          <table:table-cell office:value-type="float" office:value="0.085372" calcext:value-type="float">
            <text:p>0.085372</text:p>
          </table:table-cell>
          <table:table-cell office:value-type="float" office:value="0.006764" calcext:value-type="float">
            <text:p>0.006764</text:p>
          </table:table-cell>
          <table:table-cell office:value-type="float" office:value="0.04554" calcext:value-type="float">
            <text:p>0.04554</text:p>
          </table:table-cell>
        </table:table-row>
        <table:table-row table:style-name="ro1">
          <table:table-cell/>
          <table:table-cell office:value-type="float" office:value="0.043325" calcext:value-type="float">
            <text:p>0.043325</text:p>
          </table:table-cell>
          <table:table-cell office:value-type="float" office:value="0.207759" calcext:value-type="float">
            <text:p>0.207759</text:p>
          </table:table-cell>
          <table:table-cell office:value-type="float" office:value="0.077586" calcext:value-type="float">
            <text:p>0.077586</text:p>
          </table:table-cell>
          <table:table-cell office:value-type="float" office:value="0.087941" calcext:value-type="float">
            <text:p>0.087941</text:p>
          </table:table-cell>
          <table:table-cell office:value-type="float" office:value="0.004391" calcext:value-type="float">
            <text:p>0.004391</text:p>
          </table:table-cell>
          <table:table-cell office:value-type="float" office:value="0.065179" calcext:value-type="float">
            <text:p>0.065179</text:p>
          </table:table-cell>
        </table:table-row>
        <table:table-row table:style-name="ro1">
          <table:table-cell/>
          <table:table-cell office:value-type="float" office:value="0.044511" calcext:value-type="float">
            <text:p>0.044511</text:p>
          </table:table-cell>
          <table:table-cell office:value-type="float" office:value="0.167542" calcext:value-type="float">
            <text:p>0.167542</text:p>
          </table:table-cell>
          <table:table-cell office:value-type="float" office:value="0.084211" calcext:value-type="float">
            <text:p>0.084211</text:p>
          </table:table-cell>
          <table:table-cell office:value-type="float" office:value="0.093429" calcext:value-type="float">
            <text:p>0.093429</text:p>
          </table:table-cell>
          <table:table-cell office:value-type="float" office:value="0.005898" calcext:value-type="float">
            <text:p>0.005898</text:p>
          </table:table-cell>
          <table:table-cell office:value-type="float" office:value="0.051621" calcext:value-type="float">
            <text:p>0.051621</text:p>
          </table:table-cell>
        </table:table-row>
        <table:table-row table:style-name="ro1">
          <table:table-cell table:style-name="Default"/>
          <table:table-cell table:style-name="Default" table:formula="of:=AVERAGE([.B13:.B15])" office:value-type="float" office:value="0.0417386666666667" calcext:value-type="float">
            <text:p>0.041738666666667</text:p>
          </table:table-cell>
          <table:table-cell table:style-name="Default" table:formula="of:=AVERAGE([.C13:.C15])" office:value-type="float" office:value="0.1852285" calcext:value-type="float">
            <text:p>0.1852285</text:p>
          </table:table-cell>
          <table:table-cell table:style-name="Default" table:formula="of:=AVERAGE([.D13:.D15])" office:value-type="float" office:value="0.08497" calcext:value-type="float">
            <text:p>0.08497</text:p>
          </table:table-cell>
          <table:table-cell table:style-name="Default" table:formula="of:=AVERAGE([.E13:.E15])" office:value-type="float" office:value="0.0861593333333333" calcext:value-type="float">
            <text:p>0.086159333333333</text:p>
          </table:table-cell>
          <table:table-cell table:style-name="Default" table:formula="of:=AVERAGE([.F13:.F15])" office:value-type="float" office:value="0.005157" calcext:value-type="float">
            <text:p>0.005157</text:p>
          </table:table-cell>
          <table:table-cell table:style-name="Default" table:formula="of:=AVERAGE([.G13:.G15])" office:value-type="float" office:value="0.0419763333333333" calcext:value-type="float">
            <text:p>0.041976333333333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'MAML-Pollution'.K2:'MAML-Pollution'.K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2:46:28.3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6T09:37:12.917000000</meta:creation-date>
    <dc:date>2020-10-08T20:56:09.666000000</dc:date>
    <meta:editing-duration>P2DT6H24M14S</meta:editing-duration>
    <meta:editing-cycles>20</meta:editing-cycles>
    <meta:generator>LibreOffice/6.4.3.2$Windows_X86_64 LibreOffice_project/747b5d0ebf89f41c860ec2a39efd7cb15b54f2d8</meta:generator>
    <meta:document-statistic meta:table-count="6" meta:cell-count="1178" meta:object-count="0"/>
  </office:meta>
</office:document-meta>
</file>